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025cm"/>
    </style:style>
    <style:style style:name="co3" style:family="table-column">
      <style:table-column-properties fo:break-before="auto" style:column-width="2.623cm"/>
    </style:style>
    <style:style style:name="co4" style:family="table-column">
      <style:table-column-properties fo:break-before="auto" style:column-width="4.493cm"/>
    </style:style>
    <style:style style:name="co5" style:family="table-column">
      <style:table-column-properties fo:break-before="auto" style:column-width="3.5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  <style:style style:name="ce3" style:family="table-cell" style:parent-style-name="Default">
      <style:table-cell-properties fo:background-color="#729fcf" style:text-align-source="fix" style:repeat-content="false"/>
      <style:paragraph-properties fo:text-align="center" fo:margin-left="0cm"/>
    </style:style>
    <style:style style:name="ce5" style:family="table-cell" style:parent-style-name="Default">
      <style:text-properties fo:color="#c9211e"/>
    </style:style>
    <style:style style:name="ce10" style:family="table-cell" style:parent-style-name="Default">
      <style:text-properties fo:color="#000000"/>
    </style:style>
    <style:style style:name="ce15" style:family="table-cell" style:parent-style-name="Default" style:data-style-name="N36">
      <style:text-properties fo:color="#111111"/>
    </style:style>
    <style:style style:name="ce4" style:family="table-cell" style:parent-style-name="Default" style:data-style-name="N0"/>
    <style:style style:name="ce8" style:family="table-cell" style:parent-style-name="Default">
      <style:text-properties fo:color="#000000" fo:font-weight="normal" style:font-weight-asian="normal" style:font-weight-complex="normal"/>
    </style:style>
    <style:style style:name="ce9" style:family="table-cell" style:parent-style-name="Default">
      <style:text-properties fo:color="#c9211e" fo:font-weight="normal" style:font-weight-asian="normal" style:font-weight-complex="normal"/>
    </style:style>
    <style:style style:name="ce1" style:family="table-cell" style:parent-style-name="Default" style:data-style-name="N36"/>
    <style:style style:name="ce24" style:family="table-cell" style:parent-style-name="Default">
      <style:table-cell-properties fo:background-color="#729fcf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3" style:family="table-cell" style:parent-style-name="Default">
      <style:text-properties fo:color="#111111"/>
    </style:style>
    <style:style style:name="ce21" style:family="table-cell" style:parent-style-name="Default">
      <style:text-properties fo:color="#000000" style:text-outline="false" style:text-line-through-style="none" style:text-line-through-type="none" style:font-name="Liberation Sans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fo:color="#c9211e" style:text-outline="false" style:text-line-through-style="none" style:text-line-through-type="none" style:font-name="Liberation Sans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wrap-option="wrap"/>
      <style:text-properties fo:color="#111111" style:text-outline="false" style:text-line-through-style="none" style:text-line-through-type="none" style:font-name="Liberation Sans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wrap-option="wrap"/>
      <style:text-properties fo:color="#c9211e" style:text-outline="false" style:text-line-through-style="none" style:text-line-through-type="none" style:font-name="Liberation Sans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Liberation Sans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>
      <style:text-properties fo:color="#c9211e" fo:font-weight="bold" style:font-weight-asian="bold" style:font-weight-complex="bold"/>
    </style:style>
    <style:style style:name="ce13" style:family="table-cell" style:parent-style-name="Default">
      <style:text-properties fo:color="#000000" fo:font-weight="bold" style:font-weight-asian="bold" style:font-weight-complex="bold"/>
    </style:style>
    <style:style style:name="ce32" style:family="table-cell" style:parent-style-name="Default">
      <style:text-properties fo:color="#111111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5" table:default-cell-style-name="Default"/>
        <table:table-column table:style-name="co4" table:default-cell-style-name="ce2"/>
        <table:table-column table:style-name="co5" table:default-cell-style-name="Default"/>
        <table:table-row table:style-name="ro1">
          <table:table-cell table:style-name="ce3" office:value-type="string" calcext:value-type="string" table:number-columns-spanned="9" table:number-rows-spanned="1">
            <text:p>PoW24</text:p>
          </table:table-cell>
          <table:covered-table-cell table:number-columns-repeated="7"/>
          <table:covered-table-cell table:style-name="Default"/>
          <table:table-cell/>
        </table:table-row>
        <table:table-row table:style-name="ro1">
          <table:table-cell table:number-columns-repeated="8"/>
          <table:table-cell table:style-name="Default"/>
          <table:table-cell/>
        </table:table-row>
        <table:table-row table:style-name="ro1">
          <table:table-cell office:value-type="string" calcext:value-type="string">
            <text:p>grid</text:p>
          </table:table-cell>
          <table:table-cell office:value-type="string" calcext:value-type="string">
            <text:p>block</text:p>
          </table:table-cell>
          <table:table-cell/>
          <table:table-cell office:value-type="string" calcext:value-type="string">
            <text:p>GPUKernel</text:p>
          </table:table-cell>
          <table:table-cell table:number-columns-repeated="4"/>
          <table:table-cell office:value-type="string" calcext:value-type="string">
            <text:p>GPUMeanKernel (s)</text:p>
          </table:table-cell>
          <table:table-cell/>
        </table:table-row>
        <table:table-row table:style-name="ro1">
          <table:table-cell office:value-type="string" calcext:value-type="string">
            <text:p>29-0-0</text:p>
          </table:table-cell>
          <table:table-cell office:value-type="string" calcext:value-type="string">
            <text:p>1-0-0</text:p>
          </table:table-cell>
          <table:table-cell/>
          <table:table-cell office:value-type="float" office:value="4.15267" calcext:value-type="float">
            <text:p>4,15267</text:p>
          </table:table-cell>
          <table:table-cell office:value-type="float" office:value="4.15366" calcext:value-type="float">
            <text:p>4,15366</text:p>
          </table:table-cell>
          <table:table-cell office:value-type="float" office:value="4.17603" calcext:value-type="float">
            <text:p>4,17603</text:p>
          </table:table-cell>
          <table:table-cell office:value-type="float" office:value="4.18513" calcext:value-type="float">
            <text:p>4,18513</text:p>
          </table:table-cell>
          <table:table-cell office:value-type="float" office:value="4.15281" calcext:value-type="float">
            <text:p>4,15281</text:p>
          </table:table-cell>
          <table:table-cell table:formula="of:=AVERAGE([.D4:.H4])" office:value-type="float" office:value="4.16406" calcext:value-type="float">
            <text:p>4,16406</text:p>
          </table:table-cell>
          <table:table-cell/>
        </table:table-row>
        <table:table-row table:style-name="ro1">
          <table:table-cell office:value-type="string" calcext:value-type="string">
            <text:p>28-0-0</text:p>
          </table:table-cell>
          <table:table-cell office:value-type="string" calcext:value-type="string">
            <text:p>2-0-0</text:p>
          </table:table-cell>
          <table:table-cell/>
          <table:table-cell office:value-type="float" office:value="2.53763" calcext:value-type="float">
            <text:p>2,53763</text:p>
          </table:table-cell>
          <table:table-cell office:value-type="float" office:value="2.60018" calcext:value-type="float">
            <text:p>2,60018</text:p>
          </table:table-cell>
          <table:table-cell office:value-type="float" office:value="2.60084" calcext:value-type="float">
            <text:p>2,60084</text:p>
          </table:table-cell>
          <table:table-cell office:value-type="float" office:value="2.60406" calcext:value-type="float">
            <text:p>2,60406</text:p>
          </table:table-cell>
          <table:table-cell office:value-type="float" office:value="2.58461" calcext:value-type="float">
            <text:p>2,58461</text:p>
          </table:table-cell>
          <table:table-cell table:formula="of:=AVERAGE([.D5:.H5])" office:value-type="float" office:value="2.585464" calcext:value-type="float">
            <text:p>2,585464</text:p>
          </table:table-cell>
          <table:table-cell/>
        </table:table-row>
        <table:table-row table:style-name="ro1">
          <table:table-cell office:value-type="string" calcext:value-type="string">
            <text:p>27-0-0</text:p>
          </table:table-cell>
          <table:table-cell office:value-type="string" calcext:value-type="string">
            <text:p>4-0-0</text:p>
          </table:table-cell>
          <table:table-cell/>
          <table:table-cell office:value-type="float" office:value="1.45963" calcext:value-type="float">
            <text:p>1,45963</text:p>
          </table:table-cell>
          <table:table-cell office:value-type="float" office:value="1.4988" calcext:value-type="float">
            <text:p>1,4988</text:p>
          </table:table-cell>
          <table:table-cell office:value-type="float" office:value="1.48376" calcext:value-type="float">
            <text:p>1,48376</text:p>
          </table:table-cell>
          <table:table-cell office:value-type="float" office:value="1.47712" calcext:value-type="float">
            <text:p>1,47712</text:p>
          </table:table-cell>
          <table:table-cell office:value-type="float" office:value="1.484" calcext:value-type="float">
            <text:p>1,484</text:p>
          </table:table-cell>
          <table:table-cell table:formula="of:=AVERAGE([.D6:.H6])" office:value-type="float" office:value="1.480662" calcext:value-type="float">
            <text:p>1,480662</text:p>
          </table:table-cell>
          <table:table-cell/>
        </table:table-row>
        <table:table-row table:style-name="ro1">
          <table:table-cell office:value-type="string" calcext:value-type="string">
            <text:p>26-0-0</text:p>
          </table:table-cell>
          <table:table-cell office:value-type="string" calcext:value-type="string">
            <text:p>8-0-0</text:p>
          </table:table-cell>
          <table:table-cell/>
          <table:table-cell office:value-type="float" office:value="0.86051" calcext:value-type="float">
            <text:p>0,86051</text:p>
          </table:table-cell>
          <table:table-cell office:value-type="float" office:value="0.85525" calcext:value-type="float">
            <text:p>0,85525</text:p>
          </table:table-cell>
          <table:table-cell office:value-type="float" office:value="0.84574" calcext:value-type="float">
            <text:p>0,84574</text:p>
          </table:table-cell>
          <table:table-cell office:value-type="float" office:value="0.84504" calcext:value-type="float">
            <text:p>0,84504</text:p>
          </table:table-cell>
          <table:table-cell office:value-type="float" office:value="0.85121" calcext:value-type="float">
            <text:p>0,85121</text:p>
          </table:table-cell>
          <table:table-cell table:formula="of:=AVERAGE([.D7:.H7])" office:value-type="float" office:value="0.85155" calcext:value-type="float">
            <text:p>0,85155</text:p>
          </table:table-cell>
          <table:table-cell/>
        </table:table-row>
        <table:table-row table:style-name="ro1">
          <table:table-cell office:value-type="string" calcext:value-type="string">
            <text:p>25-0-0</text:p>
          </table:table-cell>
          <table:table-cell office:value-type="string" calcext:value-type="string">
            <text:p>16-0-0</text:p>
          </table:table-cell>
          <table:table-cell/>
          <table:table-cell office:value-type="float" office:value="0.46328" calcext:value-type="float">
            <text:p>0,46328</text:p>
          </table:table-cell>
          <table:table-cell office:value-type="float" office:value="0.44829" calcext:value-type="float">
            <text:p>0,44829</text:p>
          </table:table-cell>
          <table:table-cell office:value-type="float" office:value="0.42865" calcext:value-type="float">
            <text:p>0,42865</text:p>
          </table:table-cell>
          <table:table-cell office:value-type="float" office:value="0.4282" calcext:value-type="float">
            <text:p>0,4282</text:p>
          </table:table-cell>
          <table:table-cell office:value-type="float" office:value="0.4478" calcext:value-type="float">
            <text:p>0,4478</text:p>
          </table:table-cell>
          <table:table-cell table:formula="of:=AVERAGE([.D8:.G8])" office:value-type="float" office:value="0.442105" calcext:value-type="float">
            <text:p>0,442105</text:p>
          </table:table-cell>
          <table:table-cell/>
        </table:table-row>
        <table:table-row table:style-name="ro1">
          <table:table-cell office:value-type="string" calcext:value-type="string">
            <text:p>24-0-0</text:p>
          </table:table-cell>
          <table:table-cell office:value-type="string" calcext:value-type="string">
            <text:p>32-0-0</text:p>
          </table:table-cell>
          <table:table-cell/>
          <table:table-cell office:value-type="float" office:value="0.23998" calcext:value-type="float">
            <text:p>0,23998</text:p>
          </table:table-cell>
          <table:table-cell office:value-type="float" office:value="0.26855" calcext:value-type="float">
            <text:p>0,26855</text:p>
          </table:table-cell>
          <table:table-cell office:value-type="float" office:value="0.26324" calcext:value-type="float">
            <text:p>0,26324</text:p>
          </table:table-cell>
          <table:table-cell office:value-type="float" office:value="0.26617" calcext:value-type="float">
            <text:p>0,26617</text:p>
          </table:table-cell>
          <table:table-cell office:value-type="float" office:value="0.27262" calcext:value-type="float">
            <text:p>0,27262</text:p>
          </table:table-cell>
          <table:table-cell table:formula="of:=AVERAGE([.D9:.H9])" office:value-type="float" office:value="0.262112" calcext:value-type="float">
            <text:p>0,262112</text:p>
          </table:table-cell>
          <table:table-cell/>
        </table:table-row>
        <table:table-row table:style-name="ro1">
          <table:table-cell office:value-type="string" calcext:value-type="string">
            <text:p>23-0-0</text:p>
          </table:table-cell>
          <table:table-cell office:value-type="string" calcext:value-type="string">
            <text:p>64-0-0</text:p>
          </table:table-cell>
          <table:table-cell/>
          <table:table-cell office:value-type="float" office:value="0.27243" calcext:value-type="float">
            <text:p>0,27243</text:p>
          </table:table-cell>
          <table:table-cell office:value-type="float" office:value="0.26326" calcext:value-type="float">
            <text:p>0,26326</text:p>
          </table:table-cell>
          <table:table-cell office:value-type="float" office:value="0.26339" calcext:value-type="float">
            <text:p>0,26339</text:p>
          </table:table-cell>
          <table:table-cell office:value-type="float" office:value="0.2724" calcext:value-type="float">
            <text:p>0,2724</text:p>
          </table:table-cell>
          <table:table-cell office:value-type="float" office:value="0.26651" calcext:value-type="float">
            <text:p>0,26651</text:p>
          </table:table-cell>
          <table:table-cell table:formula="of:=AVERAGE([.D10:.H10])" office:value-type="float" office:value="0.267598" calcext:value-type="float">
            <text:p>0,267598</text:p>
          </table:table-cell>
          <table:table-cell/>
        </table:table-row>
        <table:table-row table:style-name="ro1">
          <table:table-cell office:value-type="string" calcext:value-type="string">
            <text:p>22-0-0</text:p>
          </table:table-cell>
          <table:table-cell office:value-type="string" calcext:value-type="string">
            <text:p>128-0-0</text:p>
          </table:table-cell>
          <table:table-cell/>
          <table:table-cell office:value-type="float" office:value="0.23977" calcext:value-type="float">
            <text:p>0,23977</text:p>
          </table:table-cell>
          <table:table-cell office:value-type="float" office:value="0.25803" calcext:value-type="float">
            <text:p>0,25803</text:p>
          </table:table-cell>
          <table:table-cell office:value-type="float" office:value="0.26105" calcext:value-type="float">
            <text:p>0,26105</text:p>
          </table:table-cell>
          <table:table-cell office:value-type="float" office:value="0.27249" calcext:value-type="float">
            <text:p>0,27249</text:p>
          </table:table-cell>
          <table:table-cell office:value-type="float" office:value="0.25418" calcext:value-type="float">
            <text:p>0,25418</text:p>
          </table:table-cell>
          <table:table-cell table:formula="of:=AVERAGE([.D11:.H11])" office:value-type="float" office:value="0.257104" calcext:value-type="float">
            <text:p>0,257104</text:p>
          </table:table-cell>
          <table:table-cell/>
        </table:table-row>
        <table:table-row table:style-name="ro1">
          <table:table-cell office:value-type="string" calcext:value-type="string">
            <text:p>21-0-0</text:p>
          </table:table-cell>
          <table:table-cell office:value-type="string" calcext:value-type="string">
            <text:p>256-0-0</text:p>
          </table:table-cell>
          <table:table-cell/>
          <table:table-cell office:value-type="float" office:value="0.26302" calcext:value-type="float">
            <text:p>0,26302</text:p>
          </table:table-cell>
          <table:table-cell office:value-type="float" office:value="0.26251" calcext:value-type="float">
            <text:p>0,26251</text:p>
          </table:table-cell>
          <table:table-cell office:value-type="float" office:value="0.26821" calcext:value-type="float">
            <text:p>0,26821</text:p>
          </table:table-cell>
          <table:table-cell office:value-type="float" office:value="0.23491" calcext:value-type="float">
            <text:p>0,23491</text:p>
          </table:table-cell>
          <table:table-cell office:value-type="float" office:value="0.2633" calcext:value-type="float">
            <text:p>0,2633</text:p>
          </table:table-cell>
          <table:table-cell table:formula="of:=AVERAGE([.D12:.H12])" office:value-type="float" office:value="0.25839" calcext:value-type="float">
            <text:p>0,25839</text:p>
          </table:table-cell>
          <table:table-cell/>
        </table:table-row>
        <table:table-row table:style-name="ro1">
          <table:table-cell table:style-name="ce5" office:value-type="string" calcext:value-type="string">
            <text:p>20-0-0</text:p>
          </table:table-cell>
          <table:table-cell table:style-name="ce5" office:value-type="string" calcext:value-type="string">
            <text:p>512-0-0</text:p>
          </table:table-cell>
          <table:table-cell table:style-name="ce5"/>
          <table:table-cell table:style-name="ce5" office:value-type="float" office:value="0.25749" calcext:value-type="float">
            <text:p>0,25749</text:p>
          </table:table-cell>
          <table:table-cell table:style-name="ce5" office:value-type="float" office:value="0.24526" calcext:value-type="float">
            <text:p>0,24526</text:p>
          </table:table-cell>
          <table:table-cell table:style-name="ce5" office:value-type="float" office:value="0.27777" calcext:value-type="float">
            <text:p>0,27777</text:p>
          </table:table-cell>
          <table:table-cell table:style-name="ce5" office:value-type="float" office:value="0.25454" calcext:value-type="float">
            <text:p>0,25454</text:p>
          </table:table-cell>
          <table:table-cell table:style-name="ce5" office:value-type="float" office:value="0.24869" calcext:value-type="float">
            <text:p>0,24869</text:p>
          </table:table-cell>
          <table:table-cell table:style-name="ce12" table:formula="of:=AVERAGE([.D13:.H13])" office:value-type="float" office:value="0.25675" calcext:value-type="float">
            <text:p>0,25675</text:p>
          </table:table-cell>
          <table:table-cell/>
        </table:table-row>
        <table:table-row table:style-name="ro1">
          <table:table-cell office:value-type="string" calcext:value-type="string">
            <text:p>19-0-0</text:p>
          </table:table-cell>
          <table:table-cell office:value-type="string" calcext:value-type="string">
            <text:p>1024-0-0</text:p>
          </table:table-cell>
          <table:table-cell/>
          <table:table-cell office:value-type="float" office:value="0.33521" calcext:value-type="float">
            <text:p>0,33521</text:p>
          </table:table-cell>
          <table:table-cell office:value-type="float" office:value="0.3414" calcext:value-type="float">
            <text:p>0,3414</text:p>
          </table:table-cell>
          <table:table-cell office:value-type="float" office:value="0.32586" calcext:value-type="float">
            <text:p>0,32586</text:p>
          </table:table-cell>
          <table:table-cell office:value-type="float" office:value="0.32815" calcext:value-type="float">
            <text:p>0,32815</text:p>
          </table:table-cell>
          <table:table-cell office:value-type="float" office:value="0.34259" calcext:value-type="float">
            <text:p>0,34259</text:p>
          </table:table-cell>
          <table:table-cell table:formula="of:=AVERAGE([.D14:.H14])" office:value-type="float" office:value="0.334642" calcext:value-type="float">
            <text:p>0,334642</text:p>
          </table:table-cell>
          <table:table-cell/>
        </table:table-row>
        <table:table-row table:style-name="ro1" table:number-rows-repeated="2">
          <table:table-cell table:number-columns-repeated="8"/>
          <table:table-cell table:style-name="Default"/>
          <table:table-cell/>
        </table:table-row>
        <table:table-row table:style-name="ro1">
          <table:table-cell office:value-type="string" calcext:value-type="string">
            <text:p>grid</text:p>
          </table:table-cell>
          <table:table-cell office:value-type="string" calcext:value-type="string">
            <text:p>block</text:p>
          </table:table-cell>
          <table:table-cell/>
          <table:table-cell office:value-type="string" calcext:value-type="string">
            <text:p>GPUKernel</text:p>
          </table:table-cell>
          <table:table-cell table:number-columns-repeated="4"/>
          <table:table-cell office:value-type="string" calcext:value-type="string">
            <text:p>GPUMeanKernel (s)</text:p>
          </table:table-cell>
          <table:table-cell/>
        </table:table-row>
        <table:table-row table:style-name="ro1">
          <table:table-cell office:value-type="string" calcext:value-type="string">
            <text:p>20-0-0</text:p>
          </table:table-cell>
          <table:table-cell office:value-type="string" calcext:value-type="string">
            <text:p>512-1-0(9-0-0)</text:p>
          </table:table-cell>
          <table:table-cell/>
          <table:table-cell table:style-name="ce18" office:value-type="float" office:value="0.27743" calcext:value-type="float">
            <text:p>0,27743</text:p>
          </table:table-cell>
          <table:table-cell table:style-name="ce18" office:value-type="float" office:value="0.25015" calcext:value-type="float">
            <text:p>0,25015</text:p>
          </table:table-cell>
          <table:table-cell table:style-name="ce18" office:value-type="float" office:value="0.2487" calcext:value-type="float">
            <text:p>0,2487</text:p>
          </table:table-cell>
          <table:table-cell table:style-name="ce18" office:value-type="float" office:value="0.28465" calcext:value-type="float">
            <text:p>0,28465</text:p>
          </table:table-cell>
          <table:table-cell table:style-name="ce18" office:value-type="float" office:value="0.28286" calcext:value-type="float">
            <text:p>0,28286</text:p>
          </table:table-cell>
          <table:table-cell table:formula="of:=AVERAGE([.D18:.H18])" office:value-type="float" office:value="0.268758" calcext:value-type="float">
            <text:p>0,268758</text:p>
          </table:table-cell>
          <table:table-cell/>
        </table:table-row>
        <table:table-row table:style-name="ro1">
          <table:table-cell office:value-type="string" calcext:value-type="string">
            <text:p>20-0-0</text:p>
          </table:table-cell>
          <table:table-cell table:style-name="ce1" office:value-type="string" calcext:value-type="string">
            <text:p>256-2-0(8-1-0)</text:p>
          </table:table-cell>
          <table:table-cell/>
          <table:table-cell table:style-name="ce18" office:value-type="float" office:value="0.27309" calcext:value-type="float">
            <text:p>0,27309</text:p>
          </table:table-cell>
          <table:table-cell table:style-name="ce18" office:value-type="float" office:value="0.26534" calcext:value-type="float">
            <text:p>0,26534</text:p>
          </table:table-cell>
          <table:table-cell table:style-name="ce18" office:value-type="float" office:value="0.26207" calcext:value-type="float">
            <text:p>0,26207</text:p>
          </table:table-cell>
          <table:table-cell table:style-name="ce18" office:value-type="float" office:value="0.26988" calcext:value-type="float">
            <text:p>0,26988</text:p>
          </table:table-cell>
          <table:table-cell table:style-name="ce18" office:value-type="float" office:value="0.26111" calcext:value-type="float">
            <text:p>0,26111</text:p>
          </table:table-cell>
          <table:table-cell table:formula="of:=AVERAGE([.D19:.H19])" office:value-type="float" office:value="0.266298" calcext:value-type="float">
            <text:p>0,266298</text:p>
          </table:table-cell>
          <table:table-cell/>
        </table:table-row>
        <table:table-row table:style-name="ro1">
          <table:table-cell office:value-type="string" calcext:value-type="string">
            <text:p>20-0-0</text:p>
          </table:table-cell>
          <table:table-cell office:value-type="string" calcext:value-type="string">
            <text:p>128-4-0(7-2-0)</text:p>
          </table:table-cell>
          <table:table-cell/>
          <table:table-cell table:style-name="ce18" office:value-type="float" office:value="0.22477" calcext:value-type="float">
            <text:p>0,22477</text:p>
          </table:table-cell>
          <table:table-cell table:style-name="ce18" office:value-type="float" office:value="0.2554" calcext:value-type="float">
            <text:p>0,2554</text:p>
          </table:table-cell>
          <table:table-cell table:style-name="ce18" office:value-type="float" office:value="0.22682" calcext:value-type="float">
            <text:p>0,22682</text:p>
          </table:table-cell>
          <table:table-cell table:style-name="ce18" office:value-type="float" office:value="0.25539" calcext:value-type="float">
            <text:p>0,25539</text:p>
          </table:table-cell>
          <table:table-cell table:style-name="ce18" office:value-type="float" office:value="0.22141" calcext:value-type="float">
            <text:p>0,22141</text:p>
          </table:table-cell>
          <table:table-cell table:formula="of:=AVERAGE([.D20:.H20])" office:value-type="float" office:value="0.236758" calcext:value-type="float">
            <text:p>0,236758</text:p>
          </table:table-cell>
          <table:table-cell/>
        </table:table-row>
        <table:table-row table:style-name="ro1">
          <table:table-cell office:value-type="string" calcext:value-type="string">
            <text:p>20-0-0</text:p>
          </table:table-cell>
          <table:table-cell office:value-type="string" calcext:value-type="string">
            <text:p>64-8-0(6-3-0)</text:p>
          </table:table-cell>
          <table:table-cell/>
          <table:table-cell table:style-name="ce18" office:value-type="float" office:value="0.20507" calcext:value-type="float">
            <text:p>0,20507</text:p>
          </table:table-cell>
          <table:table-cell table:style-name="ce18" office:value-type="float" office:value="0.19999" calcext:value-type="float">
            <text:p>0,19999</text:p>
          </table:table-cell>
          <table:table-cell table:style-name="ce18" office:value-type="float" office:value="0.21775" calcext:value-type="float">
            <text:p>0,21775</text:p>
          </table:table-cell>
          <table:table-cell table:style-name="ce18" office:value-type="float" office:value="0.22715" calcext:value-type="float">
            <text:p>0,22715</text:p>
          </table:table-cell>
          <table:table-cell table:style-name="ce18" office:value-type="float" office:value="0.22721" calcext:value-type="float">
            <text:p>0,22721</text:p>
          </table:table-cell>
          <table:table-cell table:formula="of:=AVERAGE([.D21:.H21])" office:value-type="float" office:value="0.215434" calcext:value-type="float">
            <text:p>0,215434</text:p>
          </table:table-cell>
          <table:table-cell/>
        </table:table-row>
        <table:table-row table:style-name="ro1">
          <table:table-cell table:style-name="ce5" office:value-type="string" calcext:value-type="string">
            <text:p>20-0-0</text:p>
          </table:table-cell>
          <table:table-cell table:style-name="ce5" office:value-type="string" calcext:value-type="string">
            <text:p>32-16-0(5-4-0)</text:p>
          </table:table-cell>
          <table:table-cell table:style-name="ce5"/>
          <table:table-cell table:style-name="ce27" office:value-type="float" office:value="0.19405" calcext:value-type="float">
            <text:p>0,19405</text:p>
          </table:table-cell>
          <table:table-cell table:style-name="ce27" office:value-type="float" office:value="0.19755" calcext:value-type="float">
            <text:p>0,19755</text:p>
          </table:table-cell>
          <table:table-cell table:style-name="ce27" office:value-type="float" office:value="0.19276" calcext:value-type="float">
            <text:p>0,19276</text:p>
          </table:table-cell>
          <table:table-cell table:style-name="ce27" office:value-type="float" office:value="0.19381" calcext:value-type="float">
            <text:p>0,19381</text:p>
          </table:table-cell>
          <table:table-cell table:style-name="ce27" office:value-type="float" office:value="0.18447" calcext:value-type="float">
            <text:p>0,18447</text:p>
          </table:table-cell>
          <table:table-cell table:style-name="ce12" table:formula="of:=AVERAGE([.D22:.H22])" office:value-type="float" office:value="0.192528" calcext:value-type="float">
            <text:p>0,192528</text:p>
          </table:table-cell>
          <table:table-cell/>
        </table:table-row>
        <table:table-row table:style-name="ro1">
          <table:table-cell table:style-name="ce10" office:value-type="string" calcext:value-type="string">
            <text:p>20-0-0</text:p>
          </table:table-cell>
          <table:table-cell table:style-name="ce10" office:value-type="string" calcext:value-type="string">
            <text:p>16-32-0(4-5-0)</text:p>
          </table:table-cell>
          <table:table-cell table:style-name="ce10"/>
          <table:table-cell table:style-name="ce28" office:value-type="float" office:value="0.19439" calcext:value-type="float">
            <text:p>0,19439</text:p>
          </table:table-cell>
          <table:table-cell table:style-name="ce28" office:value-type="float" office:value="0.19487" calcext:value-type="float">
            <text:p>0,19487</text:p>
          </table:table-cell>
          <table:table-cell table:style-name="ce28" office:value-type="float" office:value="0.1863" calcext:value-type="float">
            <text:p>0,1863</text:p>
          </table:table-cell>
          <table:table-cell table:style-name="ce28" office:value-type="float" office:value="0.19031" calcext:value-type="float">
            <text:p>0,19031</text:p>
          </table:table-cell>
          <table:table-cell table:style-name="ce28" office:value-type="float" office:value="0.20833" calcext:value-type="float">
            <text:p>0,20833</text:p>
          </table:table-cell>
          <table:table-cell table:style-name="ce13" table:formula="of:=AVERAGE([.D23:.H23])" office:value-type="float" office:value="0.19484" calcext:value-type="float">
            <text:p>0,19484</text:p>
          </table:table-cell>
          <table:table-cell/>
        </table:table-row>
        <table:table-row table:style-name="ro1">
          <table:table-cell office:value-type="string" calcext:value-type="string">
            <text:p>20-0-0</text:p>
          </table:table-cell>
          <table:table-cell office:value-type="string" calcext:value-type="string">
            <text:p>8-64-0(3-6-0)</text:p>
          </table:table-cell>
          <table:table-cell/>
          <table:table-cell table:style-name="ce18" office:value-type="float" office:value="0.23601" calcext:value-type="float">
            <text:p>0,23601</text:p>
          </table:table-cell>
          <table:table-cell table:style-name="ce18" office:value-type="float" office:value="0.21012" calcext:value-type="float">
            <text:p>0,21012</text:p>
          </table:table-cell>
          <table:table-cell table:style-name="ce18" office:value-type="float" office:value="0.22017" calcext:value-type="float">
            <text:p>0,22017</text:p>
          </table:table-cell>
          <table:table-cell table:style-name="ce18" office:value-type="float" office:value="0.21176" calcext:value-type="float">
            <text:p>0,21176</text:p>
          </table:table-cell>
          <table:table-cell table:style-name="ce18" office:value-type="float" office:value="0.22027" calcext:value-type="float">
            <text:p>0,22027</text:p>
          </table:table-cell>
          <table:table-cell table:formula="of:=AVERAGE([.D24:.H24])" office:value-type="float" office:value="0.219666" calcext:value-type="float">
            <text:p>0,219666</text:p>
          </table:table-cell>
          <table:table-cell/>
        </table:table-row>
        <table:table-row table:style-name="ro1">
          <table:table-cell office:value-type="string" calcext:value-type="string">
            <text:p>20-0-0</text:p>
          </table:table-cell>
          <table:table-cell office:value-type="string" calcext:value-type="string">
            <text:p>4-128-0(2-7-0)</text:p>
          </table:table-cell>
          <table:table-cell/>
          <table:table-cell table:style-name="ce18" office:value-type="float" office:value="0.25098" calcext:value-type="float">
            <text:p>0,25098</text:p>
          </table:table-cell>
          <table:table-cell table:style-name="ce18" office:value-type="float" office:value="0.26644" calcext:value-type="float">
            <text:p>0,26644</text:p>
          </table:table-cell>
          <table:table-cell table:style-name="ce18" office:value-type="float" office:value="0.25006" calcext:value-type="float">
            <text:p>0,25006</text:p>
          </table:table-cell>
          <table:table-cell table:style-name="ce18" office:value-type="float" office:value="0.26645" calcext:value-type="float">
            <text:p>0,26645</text:p>
          </table:table-cell>
          <table:table-cell table:style-name="ce18" office:value-type="float" office:value="0.22887" calcext:value-type="float">
            <text:p>0,22887</text:p>
          </table:table-cell>
          <table:table-cell table:formula="of:=AVERAGE([.D25:.H25])" office:value-type="float" office:value="0.25256" calcext:value-type="float">
            <text:p>0,25256</text:p>
          </table:table-cell>
          <table:table-cell/>
        </table:table-row>
        <table:table-row table:style-name="ro1">
          <table:table-cell office:value-type="string" calcext:value-type="string">
            <text:p>20-0-0</text:p>
          </table:table-cell>
          <table:table-cell office:value-type="string" calcext:value-type="string">
            <text:p>2-256-0(1-8-0)</text:p>
          </table:table-cell>
          <table:table-cell/>
          <table:table-cell table:style-name="ce18" office:value-type="float" office:value="0.263" calcext:value-type="float">
            <text:p>0,263</text:p>
          </table:table-cell>
          <table:table-cell table:style-name="ce18" office:value-type="float" office:value="0.24922" calcext:value-type="float">
            <text:p>0,24922</text:p>
          </table:table-cell>
          <table:table-cell table:style-name="ce18" office:value-type="float" office:value="0.25129" calcext:value-type="float">
            <text:p>0,25129</text:p>
          </table:table-cell>
          <table:table-cell table:style-name="ce18" office:value-type="float" office:value="0.26647" calcext:value-type="float">
            <text:p>0,26647</text:p>
          </table:table-cell>
          <table:table-cell table:style-name="ce18" office:value-type="float" office:value="0.26639" calcext:value-type="float">
            <text:p>0,26639</text:p>
          </table:table-cell>
          <table:table-cell table:formula="of:=AVERAGE([.D26:.H26])" office:value-type="float" office:value="0.259274" calcext:value-type="float">
            <text:p>0,259274</text:p>
          </table:table-cell>
          <table:table-cell/>
        </table:table-row>
        <table:table-row table:style-name="ro1">
          <table:table-cell office:value-type="string" calcext:value-type="string">
            <text:p>20-0-0</text:p>
          </table:table-cell>
          <table:table-cell office:value-type="string" calcext:value-type="string">
            <text:p>1-512-0(0-9-0)</text:p>
          </table:table-cell>
          <table:table-cell/>
          <table:table-cell table:style-name="ce18" office:value-type="float" office:value="0.24462" calcext:value-type="float">
            <text:p>0,24462</text:p>
          </table:table-cell>
          <table:table-cell table:style-name="ce18" office:value-type="float" office:value="0.24789" calcext:value-type="float">
            <text:p>0,24789</text:p>
          </table:table-cell>
          <table:table-cell table:style-name="ce18" office:value-type="float" office:value="0.26416" calcext:value-type="float">
            <text:p>0,26416</text:p>
          </table:table-cell>
          <table:table-cell table:style-name="ce18" office:value-type="float" office:value="0.27037" calcext:value-type="float">
            <text:p>0,27037</text:p>
          </table:table-cell>
          <table:table-cell table:style-name="ce18" office:value-type="float" office:value="0.2779" calcext:value-type="float">
            <text:p>0,2779</text:p>
          </table:table-cell>
          <table:table-cell table:formula="of:=AVERAGE([.D27:.H27])" office:value-type="float" office:value="0.260988" calcext:value-type="float">
            <text:p>0,260988</text:p>
          </table:table-cell>
          <table:table-cell/>
        </table:table-row>
        <table:table-row table:style-name="ro1" table:number-rows-repeated="2">
          <table:table-cell table:number-columns-repeated="8"/>
          <table:table-cell table:style-name="Default"/>
          <table:table-cell/>
        </table:table-row>
        <table:table-row table:style-name="ro1">
          <table:table-cell/>
          <table:table-cell table:style-name="ce1"/>
          <table:table-cell table:number-columns-repeated="6"/>
          <table:table-cell table:style-name="Default"/>
          <table:table-cell/>
        </table:table-row>
        <table:table-row table:style-name="ro1">
          <table:table-cell office:value-type="string" calcext:value-type="string">
            <text:p>grid</text:p>
          </table:table-cell>
          <table:table-cell office:value-type="string" calcext:value-type="string">
            <text:p>block</text:p>
          </table:table-cell>
          <table:table-cell/>
          <table:table-cell office:value-type="string" calcext:value-type="string">
            <text:p>GPUKernel</text:p>
          </table:table-cell>
          <table:table-cell table:number-columns-repeated="4"/>
          <table:table-cell office:value-type="string" calcext:value-type="string">
            <text:p>GPUMeanKernel (s)</text:p>
          </table:table-cell>
          <table:table-cell/>
        </table:table-row>
        <table:table-row table:style-name="ro1">
          <table:table-cell office:value-type="string" calcext:value-type="string">
            <text:p>20-0-0</text:p>
          </table:table-cell>
          <table:table-cell table:style-name="ce10" office:value-type="string" calcext:value-type="string">
            <text:p>32-16-0(5-4-0)</text:p>
          </table:table-cell>
          <table:table-cell/>
          <table:table-cell office:value-type="float" office:value="0.20716" calcext:value-type="float">
            <text:p>0,20716</text:p>
          </table:table-cell>
          <table:table-cell office:value-type="float" office:value="0.20711" calcext:value-type="float">
            <text:p>0,20711</text:p>
          </table:table-cell>
          <table:table-cell office:value-type="float" office:value="0.20705" calcext:value-type="float">
            <text:p>0,20705</text:p>
          </table:table-cell>
          <table:table-cell office:value-type="float" office:value="0.20708" calcext:value-type="float">
            <text:p>0,20708</text:p>
          </table:table-cell>
          <table:table-cell office:value-type="float" office:value="0.20594" calcext:value-type="float">
            <text:p>0,20594</text:p>
          </table:table-cell>
          <table:table-cell table:formula="of:=AVERAGE([.D32:.H32])" office:value-type="float" office:value="0.206868" calcext:value-type="float">
            <text:p>0,206868</text:p>
          </table:table-cell>
          <table:table-cell/>
        </table:table-row>
        <table:table-row table:style-name="ro1">
          <table:table-cell table:style-name="ce15" office:value-type="string" calcext:value-type="string">
            <text:p>19-1-000</text:p>
          </table:table-cell>
          <table:table-cell table:style-name="ce23" office:value-type="string" calcext:value-type="string">
            <text:p>32-16-0(5-4-0)</text:p>
          </table:table-cell>
          <table:table-cell table:style-name="ce23"/>
          <table:table-cell table:style-name="ce23" office:value-type="float" office:value="0.16173" calcext:value-type="float">
            <text:p>0,16173</text:p>
          </table:table-cell>
          <table:table-cell table:style-name="ce23" office:value-type="float" office:value="0.16367" calcext:value-type="float">
            <text:p>0,16367</text:p>
          </table:table-cell>
          <table:table-cell table:style-name="ce23" office:value-type="float" office:value="0.1667" calcext:value-type="float">
            <text:p>0,1667</text:p>
          </table:table-cell>
          <table:table-cell table:style-name="ce23" office:value-type="float" office:value="0.16358" calcext:value-type="float">
            <text:p>0,16358</text:p>
          </table:table-cell>
          <table:table-cell table:style-name="ce23" office:value-type="float" office:value="0.16665" calcext:value-type="float">
            <text:p>0,16665</text:p>
          </table:table-cell>
          <table:table-cell table:style-name="ce32" table:formula="of:=AVERAGE([.D33:.H33])" office:value-type="float" office:value="0.164466" calcext:value-type="float">
            <text:p>0,164466</text:p>
          </table:table-cell>
          <table:table-cell/>
        </table:table-row>
        <table:table-row table:style-name="ro1">
          <table:table-cell table:style-name="ce15" office:value-type="string" calcext:value-type="string">
            <text:p>18-2-000</text:p>
          </table:table-cell>
          <table:table-cell table:style-name="ce23" office:value-type="string" calcext:value-type="string">
            <text:p>32-16-0(5-4-0)</text:p>
          </table:table-cell>
          <table:table-cell table:style-name="ce23"/>
          <table:table-cell table:style-name="ce23" office:value-type="float" office:value="0.16665" calcext:value-type="float">
            <text:p>0,16665</text:p>
          </table:table-cell>
          <table:table-cell table:style-name="ce23" office:value-type="float" office:value="0.15328" calcext:value-type="float">
            <text:p>0,15328</text:p>
          </table:table-cell>
          <table:table-cell table:style-name="ce23" office:value-type="float" office:value="0.16666" calcext:value-type="float">
            <text:p>0,16666</text:p>
          </table:table-cell>
          <table:table-cell table:style-name="ce23" office:value-type="float" office:value="0.1593" calcext:value-type="float">
            <text:p>0,1593</text:p>
          </table:table-cell>
          <table:table-cell table:style-name="ce23" office:value-type="float" office:value="0.15357" calcext:value-type="float">
            <text:p>0,15357</text:p>
          </table:table-cell>
          <table:table-cell table:style-name="ce32" table:formula="of:=AVERAGE([.D34:.H34])" office:value-type="float" office:value="0.159892" calcext:value-type="float">
            <text:p>0,159892</text:p>
          </table:table-cell>
          <table:table-cell/>
        </table:table-row>
        <table:table-row table:style-name="ro1">
          <table:table-cell office:value-type="string" calcext:value-type="string">
            <text:p>17-3-000</text:p>
          </table:table-cell>
          <table:table-cell table:style-name="ce10" office:value-type="string" calcext:value-type="string">
            <text:p>32-16-0(5-4-0)</text:p>
          </table:table-cell>
          <table:table-cell/>
          <table:table-cell office:value-type="float" office:value="0.1667" calcext:value-type="float">
            <text:p>0,1667</text:p>
          </table:table-cell>
          <table:table-cell office:value-type="float" office:value="0.16669" calcext:value-type="float">
            <text:p>0,16669</text:p>
          </table:table-cell>
          <table:table-cell office:value-type="float" office:value="0.15356" calcext:value-type="float">
            <text:p>0,15356</text:p>
          </table:table-cell>
          <table:table-cell office:value-type="float" office:value="0.15658" calcext:value-type="float">
            <text:p>0,15658</text:p>
          </table:table-cell>
          <table:table-cell office:value-type="float" office:value="0.16252" calcext:value-type="float">
            <text:p>0,16252</text:p>
          </table:table-cell>
          <table:table-cell table:formula="of:=AVERAGE([.D35:.H35])" office:value-type="float" office:value="0.16121" calcext:value-type="float">
            <text:p>0,16121</text:p>
          </table:table-cell>
          <table:table-cell/>
        </table:table-row>
        <table:table-row table:style-name="ro1">
          <table:table-cell table:style-name="ce5" office:value-type="string" calcext:value-type="string">
            <text:p>16-4-000</text:p>
          </table:table-cell>
          <table:table-cell table:style-name="ce5" office:value-type="string" calcext:value-type="string">
            <text:p>32-16-0(5-4-0)</text:p>
          </table:table-cell>
          <table:table-cell table:style-name="ce5"/>
          <table:table-cell table:style-name="ce5" office:value-type="float" office:value="0.16669" calcext:value-type="float">
            <text:p>0,16669</text:p>
          </table:table-cell>
          <table:table-cell table:style-name="ce5" office:value-type="float" office:value="0.15899" calcext:value-type="float">
            <text:p>0,15899</text:p>
          </table:table-cell>
          <table:table-cell table:style-name="ce5" office:value-type="float" office:value="0.15839" calcext:value-type="float">
            <text:p>0,15839</text:p>
          </table:table-cell>
          <table:table-cell table:style-name="ce5" office:value-type="float" office:value="0.15993" calcext:value-type="float">
            <text:p>0,15993</text:p>
          </table:table-cell>
          <table:table-cell table:style-name="ce5" office:value-type="float" office:value="0.15372" calcext:value-type="float">
            <text:p>0,15372</text:p>
          </table:table-cell>
          <table:table-cell table:style-name="ce12" table:formula="of:=AVERAGE([.D36:.H36])" office:value-type="float" office:value="0.159544" calcext:value-type="float">
            <text:p>0,159544</text:p>
          </table:table-cell>
          <table:table-cell/>
        </table:table-row>
        <table:table-row table:style-name="ro1">
          <table:table-cell table:style-name="ce10" office:value-type="string" calcext:value-type="string">
            <text:p>15-5-000</text:p>
          </table:table-cell>
          <table:table-cell table:style-name="ce10" office:value-type="string" calcext:value-type="string">
            <text:p>32-16-0(5-4-0)</text:p>
          </table:table-cell>
          <table:table-cell table:style-name="ce10"/>
          <table:table-cell table:style-name="ce10" office:value-type="float" office:value="0.15633" calcext:value-type="float">
            <text:p>0,15633</text:p>
          </table:table-cell>
          <table:table-cell table:style-name="ce10" office:value-type="float" office:value="0.16669" calcext:value-type="float">
            <text:p>0,16669</text:p>
          </table:table-cell>
          <table:table-cell table:style-name="ce10" office:value-type="float" office:value="0.15334" calcext:value-type="float">
            <text:p>0,15334</text:p>
          </table:table-cell>
          <table:table-cell table:style-name="ce10" office:value-type="float" office:value="0.15806" calcext:value-type="float">
            <text:p>0,15806</text:p>
          </table:table-cell>
          <table:table-cell table:style-name="ce10" office:value-type="float" office:value="0.16665" calcext:value-type="float">
            <text:p>0,16665</text:p>
          </table:table-cell>
          <table:table-cell table:style-name="ce13" table:formula="of:=AVERAGE([.D37:.H37])" office:value-type="float" office:value="0.160214" calcext:value-type="float">
            <text:p>0,160214</text:p>
          </table:table-cell>
          <table:table-cell/>
        </table:table-row>
        <table:table-row table:style-name="ro1">
          <table:table-cell table:style-name="ce10" office:value-type="string" calcext:value-type="string">
            <text:p>14-6-000</text:p>
          </table:table-cell>
          <table:table-cell table:style-name="ce10" office:value-type="string" calcext:value-type="string">
            <text:p>32-16-0(5-4-0)</text:p>
          </table:table-cell>
          <table:table-cell table:style-name="ce10"/>
          <table:table-cell table:style-name="ce10" office:value-type="float" office:value="0.16168" calcext:value-type="float">
            <text:p>0,16168</text:p>
          </table:table-cell>
          <table:table-cell table:style-name="ce10" office:value-type="float" office:value="0.15926" calcext:value-type="float">
            <text:p>0,15926</text:p>
          </table:table-cell>
          <table:table-cell table:style-name="ce10" office:value-type="float" office:value="0.15459" calcext:value-type="float">
            <text:p>0,15459</text:p>
          </table:table-cell>
          <table:table-cell table:style-name="ce10" office:value-type="float" office:value="0.15947" calcext:value-type="float">
            <text:p>0,15947</text:p>
          </table:table-cell>
          <table:table-cell table:style-name="ce10" office:value-type="float" office:value="0.16299" calcext:value-type="float">
            <text:p>0,16299</text:p>
          </table:table-cell>
          <table:table-cell table:style-name="ce13" table:formula="of:=AVERAGE([.D38:.H38])" office:value-type="float" office:value="0.159598" calcext:value-type="float">
            <text:p>0,159598</text:p>
          </table:table-cell>
          <table:table-cell/>
        </table:table-row>
        <table:table-row table:style-name="ro1">
          <table:table-cell office:value-type="string" calcext:value-type="string">
            <text:p>13-7-000</text:p>
          </table:table-cell>
          <table:table-cell table:style-name="ce10" office:value-type="string" calcext:value-type="string">
            <text:p>32-16-0(5-4-0)</text:p>
          </table:table-cell>
          <table:table-cell/>
          <table:table-cell office:value-type="float" office:value="0.16294" calcext:value-type="float">
            <text:p>0,16294</text:p>
          </table:table-cell>
          <table:table-cell office:value-type="float" office:value="0.15875" calcext:value-type="float">
            <text:p>0,15875</text:p>
          </table:table-cell>
          <table:table-cell office:value-type="float" office:value="0.16673" calcext:value-type="float">
            <text:p>0,16673</text:p>
          </table:table-cell>
          <table:table-cell office:value-type="float" office:value="0.16668" calcext:value-type="float">
            <text:p>0,16668</text:p>
          </table:table-cell>
          <table:table-cell office:value-type="float" office:value="0.16047" calcext:value-type="float">
            <text:p>0,16047</text:p>
          </table:table-cell>
          <table:table-cell table:formula="of:=AVERAGE([.D39:.H39])" office:value-type="float" office:value="0.163114" calcext:value-type="float">
            <text:p>0,163114</text:p>
          </table:table-cell>
          <table:table-cell/>
        </table:table-row>
        <table:table-row table:style-name="ro1">
          <table:table-cell office:value-type="string" calcext:value-type="string">
            <text:p>12-8-000</text:p>
          </table:table-cell>
          <table:table-cell table:style-name="ce10" office:value-type="string" calcext:value-type="string">
            <text:p>32-16-0(5-4-0)</text:p>
          </table:table-cell>
          <table:table-cell/>
          <table:table-cell office:value-type="float" office:value="0.16675" calcext:value-type="float">
            <text:p>0,16675</text:p>
          </table:table-cell>
          <table:table-cell office:value-type="float" office:value="0.15858" calcext:value-type="float">
            <text:p>0,15858</text:p>
          </table:table-cell>
          <table:table-cell office:value-type="float" office:value="0.16676" calcext:value-type="float">
            <text:p>0,16676</text:p>
          </table:table-cell>
          <table:table-cell office:value-type="float" office:value="0.1636" calcext:value-type="float">
            <text:p>0,1636</text:p>
          </table:table-cell>
          <table:table-cell office:value-type="float" office:value="0.15889" calcext:value-type="float">
            <text:p>0,15889</text:p>
          </table:table-cell>
          <table:table-cell table:formula="of:=AVERAGE([.D40:.H40])" office:value-type="float" office:value="0.162916" calcext:value-type="float">
            <text:p>0,162916</text:p>
          </table:table-cell>
          <table:table-cell/>
        </table:table-row>
        <table:table-row table:style-name="ro1">
          <table:table-cell office:value-type="string" calcext:value-type="string">
            <text:p>11-9-000</text:p>
          </table:table-cell>
          <table:table-cell table:style-name="ce10" office:value-type="string" calcext:value-type="string">
            <text:p>32-16-0(5-4-0)</text:p>
          </table:table-cell>
          <table:table-cell/>
          <table:table-cell office:value-type="float" office:value="0.1668" calcext:value-type="float">
            <text:p>0,1668</text:p>
          </table:table-cell>
          <table:table-cell office:value-type="float" office:value="0.16681" calcext:value-type="float">
            <text:p>0,16681</text:p>
          </table:table-cell>
          <table:table-cell office:value-type="float" office:value="0.16679" calcext:value-type="float">
            <text:p>0,16679</text:p>
          </table:table-cell>
          <table:table-cell office:value-type="float" office:value="0.16686" calcext:value-type="float">
            <text:p>0,16686</text:p>
          </table:table-cell>
          <table:table-cell office:value-type="float" office:value="0.16687" calcext:value-type="float">
            <text:p>0,16687</text:p>
          </table:table-cell>
          <table:table-cell table:formula="of:=AVERAGE([.D41:.H41])" office:value-type="float" office:value="0.166826" calcext:value-type="float">
            <text:p>0,166826</text:p>
          </table:table-cell>
          <table:table-cell/>
        </table:table-row>
        <table:table-row table:style-name="ro1">
          <table:table-cell office:value-type="string" calcext:value-type="string">
            <text:p>10-10-000</text:p>
          </table:table-cell>
          <table:table-cell table:style-name="ce10" office:value-type="string" calcext:value-type="string">
            <text:p>32-16-0(5-4-0)</text:p>
          </table:table-cell>
          <table:table-cell/>
          <table:table-cell office:value-type="float" office:value="0.15368" calcext:value-type="float">
            <text:p>0,15368</text:p>
          </table:table-cell>
          <table:table-cell table:number-columns-repeated="2" office:value-type="float" office:value="0.16679" calcext:value-type="float">
            <text:p>0,16679</text:p>
          </table:table-cell>
          <table:table-cell office:value-type="float" office:value="0.1611" calcext:value-type="float">
            <text:p>0,1611</text:p>
          </table:table-cell>
          <table:table-cell office:value-type="float" office:value="0.16677" calcext:value-type="float">
            <text:p>0,16677</text:p>
          </table:table-cell>
          <table:table-cell table:formula="of:=AVERAGE([.D42:.H42])" office:value-type="float" office:value="0.163026" calcext:value-type="float">
            <text:p>0,163026</text:p>
          </table:table-cell>
          <table:table-cell/>
        </table:table-row>
        <table:table-row table:style-name="ro1">
          <table:table-cell office:value-type="string" calcext:value-type="string">
            <text:p>9-11-000</text:p>
          </table:table-cell>
          <table:table-cell table:style-name="ce10" office:value-type="string" calcext:value-type="string">
            <text:p>32-16-0(5-4-0)</text:p>
          </table:table-cell>
          <table:table-cell/>
          <table:table-cell office:value-type="float" office:value="0.16357" calcext:value-type="float">
            <text:p>0,16357</text:p>
          </table:table-cell>
          <table:table-cell office:value-type="float" office:value="0.16705" calcext:value-type="float">
            <text:p>0,16705</text:p>
          </table:table-cell>
          <table:table-cell table:number-columns-repeated="2" office:value-type="float" office:value="0.16709" calcext:value-type="float">
            <text:p>0,16709</text:p>
          </table:table-cell>
          <table:table-cell office:value-type="float" office:value="0.16707" calcext:value-type="float">
            <text:p>0,16707</text:p>
          </table:table-cell>
          <table:table-cell table:formula="of:=AVERAGE([.D43:.H43])" office:value-type="float" office:value="0.166374" calcext:value-type="float">
            <text:p>0,166374</text:p>
          </table:table-cell>
          <table:table-cell/>
        </table:table-row>
        <table:table-row table:style-name="ro1">
          <table:table-cell table:style-name="ce4" office:value-type="string" calcext:value-type="string">
            <text:p>8-12-000</text:p>
          </table:table-cell>
          <table:table-cell table:style-name="ce10" office:value-type="string" calcext:value-type="string">
            <text:p>32-16-0(5-4-0)</text:p>
          </table:table-cell>
          <table:table-cell/>
          <table:table-cell office:value-type="float" office:value="0.16098" calcext:value-type="float">
            <text:p>0,16098</text:p>
          </table:table-cell>
          <table:table-cell office:value-type="float" office:value="0.1575" calcext:value-type="float">
            <text:p>0,1575</text:p>
          </table:table-cell>
          <table:table-cell office:value-type="float" office:value="0.16472" calcext:value-type="float">
            <text:p>0,16472</text:p>
          </table:table-cell>
          <table:table-cell office:value-type="float" office:value="0.16728" calcext:value-type="float">
            <text:p>0,16728</text:p>
          </table:table-cell>
          <table:table-cell office:value-type="float" office:value="0.16726" calcext:value-type="float">
            <text:p>0,16726</text:p>
          </table:table-cell>
          <table:table-cell table:formula="of:=AVERAGE([.D44:.H44])" office:value-type="float" office:value="0.163548" calcext:value-type="float">
            <text:p>0,163548</text:p>
          </table:table-cell>
          <table:table-cell/>
        </table:table-row>
        <table:table-row table:style-name="ro1">
          <table:table-cell office:value-type="string" calcext:value-type="string">
            <text:p>7-13-000</text:p>
          </table:table-cell>
          <table:table-cell table:style-name="ce10" office:value-type="string" calcext:value-type="string">
            <text:p>32-16-0(5-4-0)</text:p>
          </table:table-cell>
          <table:table-cell/>
          <table:table-cell office:value-type="float" office:value="0.16771" calcext:value-type="float">
            <text:p>0,16771</text:p>
          </table:table-cell>
          <table:table-cell office:value-type="float" office:value="0.16014" calcext:value-type="float">
            <text:p>0,16014</text:p>
          </table:table-cell>
          <table:table-cell office:value-type="float" office:value="0.16003" calcext:value-type="float">
            <text:p>0,16003</text:p>
          </table:table-cell>
          <table:table-cell office:value-type="float" office:value="0.1543" calcext:value-type="float">
            <text:p>0,1543</text:p>
          </table:table-cell>
          <table:table-cell office:value-type="float" office:value="0.16769" calcext:value-type="float">
            <text:p>0,16769</text:p>
          </table:table-cell>
          <table:table-cell table:formula="of:=AVERAGE([.D45:.H45])" office:value-type="float" office:value="0.161974" calcext:value-type="float">
            <text:p>0,161974</text:p>
          </table:table-cell>
          <table:table-cell/>
        </table:table-row>
        <table:table-row table:style-name="ro1">
          <table:table-cell office:value-type="string" calcext:value-type="string">
            <text:p>6-14-000</text:p>
          </table:table-cell>
          <table:table-cell table:style-name="ce10" office:value-type="string" calcext:value-type="string">
            <text:p>32-16-0(5-4-0)</text:p>
          </table:table-cell>
          <table:table-cell/>
          <table:table-cell office:value-type="float" office:value="0.16876" calcext:value-type="float">
            <text:p>0,16876</text:p>
          </table:table-cell>
          <table:table-cell office:value-type="float" office:value="0.16881" calcext:value-type="float">
            <text:p>0,16881</text:p>
          </table:table-cell>
          <table:table-cell office:value-type="float" office:value="0.16422" calcext:value-type="float">
            <text:p>0,16422</text:p>
          </table:table-cell>
          <table:table-cell office:value-type="float" office:value="0.16241" calcext:value-type="float">
            <text:p>0,16241</text:p>
          </table:table-cell>
          <table:table-cell office:value-type="float" office:value="0.16022" calcext:value-type="float">
            <text:p>0,16022</text:p>
          </table:table-cell>
          <table:table-cell table:formula="of:=AVERAGE([.D46:.H46])" office:value-type="float" office:value="0.164884" calcext:value-type="float">
            <text:p>0,164884</text:p>
          </table:table-cell>
          <table:table-cell/>
        </table:table-row>
        <table:table-row table:style-name="ro1">
          <table:table-cell office:value-type="string" calcext:value-type="string">
            <text:p>5-15-000</text:p>
          </table:table-cell>
          <table:table-cell table:style-name="ce10" office:value-type="string" calcext:value-type="string">
            <text:p>32-16-0(5-4-0)</text:p>
          </table:table-cell>
          <table:table-cell/>
          <table:table-cell office:value-type="float" office:value="0.16767" calcext:value-type="float">
            <text:p>0,16767</text:p>
          </table:table-cell>
          <table:table-cell office:value-type="float" office:value="0.16768" calcext:value-type="float">
            <text:p>0,16768</text:p>
          </table:table-cell>
          <table:table-cell office:value-type="float" office:value="0.16762" calcext:value-type="float">
            <text:p>0,16762</text:p>
          </table:table-cell>
          <table:table-cell office:value-type="float" office:value="0.16763" calcext:value-type="float">
            <text:p>0,16763</text:p>
          </table:table-cell>
          <table:table-cell office:value-type="float" office:value="0.1594" calcext:value-type="float">
            <text:p>0,1594</text:p>
          </table:table-cell>
          <table:table-cell table:formula="of:=AVERAGE([.D47:.H47])" office:value-type="float" office:value="0.166" calcext:value-type="float">
            <text:p>0,166</text:p>
          </table:table-cell>
          <table:table-cell/>
        </table:table-row>
        <table:table-row table:style-name="ro1" table:number-rows-repeated="2">
          <table:table-cell table:number-columns-repeated="8"/>
          <table:table-cell table:style-name="Default"/>
          <table:table-cell/>
        </table:table-row>
        <table:table-row table:style-name="ro1">
          <table:table-cell table:style-name="ce3" office:value-type="string" calcext:value-type="string" table:number-columns-spanned="9" table:number-rows-spanned="1">
            <text:p>PoW27</text:p>
          </table:table-cell>
          <table:covered-table-cell table:number-columns-repeated="7"/>
          <table:covered-table-cell table:style-name="Default"/>
          <table:table-cell/>
        </table:table-row>
        <table:table-row table:style-name="ro1">
          <table:table-cell table:number-columns-repeated="8"/>
          <table:table-cell table:style-name="Default"/>
          <table:table-cell/>
        </table:table-row>
        <table:table-row table:style-name="ro1">
          <table:table-cell office:value-type="string" calcext:value-type="string">
            <text:p>grid</text:p>
          </table:table-cell>
          <table:table-cell office:value-type="string" calcext:value-type="string">
            <text:p>block</text:p>
          </table:table-cell>
          <table:table-cell/>
          <table:table-cell office:value-type="string" calcext:value-type="string">
            <text:p>GPUKernel</text:p>
          </table:table-cell>
          <table:table-cell table:number-columns-repeated="4"/>
          <table:table-cell office:value-type="string" calcext:value-type="string">
            <text:p>GPUMeanKernel (s)</text:p>
          </table:table-cell>
          <table:table-cell/>
        </table:table-row>
        <table:table-row table:style-name="ro1">
          <table:table-cell office:value-type="string" calcext:value-type="string">
            <text:p>30-0-0</text:p>
          </table:table-cell>
          <table:table-cell office:value-type="string" calcext:value-type="string">
            <text:p>2-0-0(4-0-0)</text:p>
          </table:table-cell>
          <table:table-cell/>
          <table:table-cell office:value-type="float" office:value="11.16164" calcext:value-type="float">
            <text:p>11,16164</text:p>
          </table:table-cell>
          <table:table-cell office:value-type="float" office:value="11.13302" calcext:value-type="float">
            <text:p>11,13302</text:p>
          </table:table-cell>
          <table:table-cell office:value-type="float" office:value="11.10968" calcext:value-type="float">
            <text:p>11,10968</text:p>
          </table:table-cell>
          <table:table-cell office:value-type="float" office:value="11.18986" calcext:value-type="float">
            <text:p>11,18986</text:p>
          </table:table-cell>
          <table:table-cell office:value-type="float" office:value="11.1979" calcext:value-type="float">
            <text:p>11,1979</text:p>
          </table:table-cell>
          <table:table-cell table:formula="of:=AVERAGE([.D53:.H53])" office:value-type="float" office:value="11.15842" calcext:value-type="float">
            <text:p>11,15842</text:p>
          </table:table-cell>
          <table:table-cell/>
        </table:table-row>
        <table:table-row table:style-name="ro1">
          <table:table-cell office:value-type="string" calcext:value-type="string">
            <text:p>29-0-0</text:p>
          </table:table-cell>
          <table:table-cell office:value-type="string" calcext:value-type="string">
            <text:p>3-0-0(8-0-0)</text:p>
          </table:table-cell>
          <table:table-cell/>
          <table:table-cell office:value-type="float" office:value="6.25338" calcext:value-type="float">
            <text:p>6,25338</text:p>
          </table:table-cell>
          <table:table-cell office:value-type="float" office:value="6.23967" calcext:value-type="float">
            <text:p>6,23967</text:p>
          </table:table-cell>
          <table:table-cell office:value-type="float" office:value="6.25693" calcext:value-type="float">
            <text:p>6,25693</text:p>
          </table:table-cell>
          <table:table-cell office:value-type="float" office:value="6.29218" calcext:value-type="float">
            <text:p>6,29218</text:p>
          </table:table-cell>
          <table:table-cell office:value-type="float" office:value="6.30434" calcext:value-type="float">
            <text:p>6,30434</text:p>
          </table:table-cell>
          <table:table-cell table:formula="of:=AVERAGE([.D54:.H54])" office:value-type="float" office:value="6.2693" calcext:value-type="float">
            <text:p>6,2693</text:p>
          </table:table-cell>
          <table:table-cell/>
        </table:table-row>
        <table:table-row table:style-name="ro1">
          <table:table-cell office:value-type="string" calcext:value-type="string">
            <text:p>28-0-0</text:p>
          </table:table-cell>
          <table:table-cell office:value-type="string" calcext:value-type="string">
            <text:p>4-0-0(16-0-0)</text:p>
          </table:table-cell>
          <table:table-cell/>
          <table:table-cell office:value-type="float" office:value="3.17781" calcext:value-type="float">
            <text:p>3,17781</text:p>
          </table:table-cell>
          <table:table-cell office:value-type="float" office:value="3.17044" calcext:value-type="float">
            <text:p>3,17044</text:p>
          </table:table-cell>
          <table:table-cell office:value-type="float" office:value="3.16818" calcext:value-type="float">
            <text:p>3,16818</text:p>
          </table:table-cell>
          <table:table-cell office:value-type="float" office:value="3.20366" calcext:value-type="float">
            <text:p>3,20366</text:p>
          </table:table-cell>
          <table:table-cell office:value-type="float" office:value="3.19287" calcext:value-type="float">
            <text:p>3,19287</text:p>
          </table:table-cell>
          <table:table-cell table:formula="of:=AVERAGE([.D55:.H55])" office:value-type="float" office:value="3.182592" calcext:value-type="float">
            <text:p>3,182592</text:p>
          </table:table-cell>
          <table:table-cell/>
        </table:table-row>
        <table:table-row table:style-name="ro1">
          <table:table-cell office:value-type="string" calcext:value-type="string">
            <text:p>27-0-0</text:p>
          </table:table-cell>
          <table:table-cell office:value-type="string" calcext:value-type="string">
            <text:p>5-0-0(32-0-0)</text:p>
          </table:table-cell>
          <table:table-cell/>
          <table:table-cell office:value-type="float" office:value="1.69697" calcext:value-type="float">
            <text:p>1,69697</text:p>
          </table:table-cell>
          <table:table-cell office:value-type="float" office:value="1.71518" calcext:value-type="float">
            <text:p>1,71518</text:p>
          </table:table-cell>
          <table:table-cell office:value-type="float" office:value="1.70613" calcext:value-type="float">
            <text:p>1,70613</text:p>
          </table:table-cell>
          <table:table-cell office:value-type="float" office:value="1.71629" calcext:value-type="float">
            <text:p>1,71629</text:p>
          </table:table-cell>
          <table:table-cell office:value-type="float" office:value="1.7229" calcext:value-type="float">
            <text:p>1,7229</text:p>
          </table:table-cell>
          <table:table-cell table:formula="of:=AVERAGE([.D56:.H56])" office:value-type="float" office:value="1.711494" calcext:value-type="float">
            <text:p>1,711494</text:p>
          </table:table-cell>
          <table:table-cell/>
        </table:table-row>
        <table:table-row table:style-name="ro1">
          <table:table-cell office:value-type="string" calcext:value-type="string">
            <text:p>26-0-0</text:p>
          </table:table-cell>
          <table:table-cell office:value-type="string" calcext:value-type="string">
            <text:p>6-0-0(64-0-0)</text:p>
          </table:table-cell>
          <table:table-cell/>
          <table:table-cell office:value-type="float" office:value="1.71141" calcext:value-type="float">
            <text:p>1,71141</text:p>
          </table:table-cell>
          <table:table-cell office:value-type="float" office:value="1.70719" calcext:value-type="float">
            <text:p>1,70719</text:p>
          </table:table-cell>
          <table:table-cell office:value-type="float" office:value="1.71704" calcext:value-type="float">
            <text:p>1,71704</text:p>
          </table:table-cell>
          <table:table-cell office:value-type="float" office:value="1.71075" calcext:value-type="float">
            <text:p>1,71075</text:p>
          </table:table-cell>
          <table:table-cell office:value-type="float" office:value="1.71745" calcext:value-type="float">
            <text:p>1,71745</text:p>
          </table:table-cell>
          <table:table-cell table:formula="of:=AVERAGE([.D57:.H57])" office:value-type="float" office:value="1.712768" calcext:value-type="float">
            <text:p>1,712768</text:p>
          </table:table-cell>
          <table:table-cell/>
        </table:table-row>
        <table:table-row table:style-name="ro1">
          <table:table-cell office:value-type="string" calcext:value-type="string">
            <text:p>25-0-0</text:p>
          </table:table-cell>
          <table:table-cell office:value-type="string" calcext:value-type="string">
            <text:p>7-0-0(128-0-0)</text:p>
          </table:table-cell>
          <table:table-cell/>
          <table:table-cell office:value-type="float" office:value="1.71017" calcext:value-type="float">
            <text:p>1,71017</text:p>
          </table:table-cell>
          <table:table-cell office:value-type="float" office:value="1.70418" calcext:value-type="float">
            <text:p>1,70418</text:p>
          </table:table-cell>
          <table:table-cell office:value-type="float" office:value="1.71267" calcext:value-type="float">
            <text:p>1,71267</text:p>
          </table:table-cell>
          <table:table-cell office:value-type="float" office:value="1.70739" calcext:value-type="float">
            <text:p>1,70739</text:p>
          </table:table-cell>
          <table:table-cell office:value-type="float" office:value="1.7116" calcext:value-type="float">
            <text:p>1,7116</text:p>
          </table:table-cell>
          <table:table-cell table:formula="of:=AVERAGE([.D58:.H58])" office:value-type="float" office:value="1.709202" calcext:value-type="float">
            <text:p>1,709202</text:p>
          </table:table-cell>
          <table:table-cell/>
        </table:table-row>
        <table:table-row table:style-name="ro1">
          <table:table-cell table:style-name="ce5" office:value-type="string" calcext:value-type="string">
            <text:p>24-0-0</text:p>
          </table:table-cell>
          <table:table-cell table:style-name="ce5" office:value-type="string" calcext:value-type="string">
            <text:p>8-0-0(256-0-0)</text:p>
          </table:table-cell>
          <table:table-cell table:style-name="ce5"/>
          <table:table-cell table:style-name="ce5" office:value-type="float" office:value="1.70596" calcext:value-type="float">
            <text:p>1,70596</text:p>
          </table:table-cell>
          <table:table-cell table:style-name="ce5" office:value-type="float" office:value="1.70796" calcext:value-type="float">
            <text:p>1,70796</text:p>
          </table:table-cell>
          <table:table-cell table:style-name="ce5" office:value-type="float" office:value="1.69491" calcext:value-type="float">
            <text:p>1,69491</text:p>
          </table:table-cell>
          <table:table-cell table:style-name="ce5" office:value-type="float" office:value="1.71121" calcext:value-type="float">
            <text:p>1,71121</text:p>
          </table:table-cell>
          <table:table-cell table:style-name="ce5" office:value-type="float" office:value="1.71479" calcext:value-type="float">
            <text:p>1,71479</text:p>
          </table:table-cell>
          <table:table-cell table:style-name="ce12" table:formula="of:=AVERAGE([.D59:.H59])" office:value-type="float" office:value="1.706966" calcext:value-type="float">
            <text:p>1,706966</text:p>
          </table:table-cell>
          <table:table-cell/>
        </table:table-row>
        <table:table-row table:style-name="ro1">
          <table:table-cell office:value-type="string" calcext:value-type="string">
            <text:p>23-0-0</text:p>
          </table:table-cell>
          <table:table-cell office:value-type="string" calcext:value-type="string">
            <text:p>9-0-0(512-0-0)</text:p>
          </table:table-cell>
          <table:table-cell/>
          <table:table-cell office:value-type="float" office:value="1.75674" calcext:value-type="float">
            <text:p>1,75674</text:p>
          </table:table-cell>
          <table:table-cell office:value-type="float" office:value="1.74234" calcext:value-type="float">
            <text:p>1,74234</text:p>
          </table:table-cell>
          <table:table-cell office:value-type="float" office:value="1.74041" calcext:value-type="float">
            <text:p>1,74041</text:p>
          </table:table-cell>
          <table:table-cell office:value-type="float" office:value="1.76948" calcext:value-type="float">
            <text:p>1,76948</text:p>
          </table:table-cell>
          <table:table-cell office:value-type="float" office:value="1.77275" calcext:value-type="float">
            <text:p>1,77275</text:p>
          </table:table-cell>
          <table:table-cell table:formula="of:=AVERAGE([.D60:.H60])" office:value-type="float" office:value="1.756344" calcext:value-type="float">
            <text:p>1,756344</text:p>
          </table:table-cell>
          <table:table-cell/>
        </table:table-row>
        <table:table-row table:style-name="ro1">
          <table:table-cell office:value-type="string" calcext:value-type="string">
            <text:p>22-0-0</text:p>
          </table:table-cell>
          <table:table-cell office:value-type="string" calcext:value-type="string">
            <text:p>10-0-0(1024-0-0)</text:p>
          </table:table-cell>
          <table:table-cell/>
          <table:table-cell office:value-type="float" office:value="2.25494" calcext:value-type="float">
            <text:p>2,25494</text:p>
          </table:table-cell>
          <table:table-cell office:value-type="float" office:value="2.22806" calcext:value-type="float">
            <text:p>2,22806</text:p>
          </table:table-cell>
          <table:table-cell office:value-type="float" office:value="2.2329" calcext:value-type="float">
            <text:p>2,2329</text:p>
          </table:table-cell>
          <table:table-cell office:value-type="float" office:value="2.21223" calcext:value-type="float">
            <text:p>2,21223</text:p>
          </table:table-cell>
          <table:table-cell office:value-type="float" office:value="2.24917" calcext:value-type="float">
            <text:p>2,24917</text:p>
          </table:table-cell>
          <table:table-cell table:formula="of:=AVERAGE([.D61:.H61])" office:value-type="float" office:value="2.23546" calcext:value-type="float">
            <text:p>2,23546</text:p>
          </table:table-cell>
          <table:table-cell/>
        </table:table-row>
        <table:table-row table:style-name="ro1" table:number-rows-repeated="2">
          <table:table-cell table:number-columns-repeated="8"/>
          <table:table-cell table:style-name="Default"/>
          <table:table-cell/>
        </table:table-row>
        <table:table-row table:style-name="ro1">
          <table:table-cell office:value-type="string" calcext:value-type="string">
            <text:p>grid</text:p>
          </table:table-cell>
          <table:table-cell office:value-type="string" calcext:value-type="string">
            <text:p>block</text:p>
          </table:table-cell>
          <table:table-cell/>
          <table:table-cell office:value-type="string" calcext:value-type="string">
            <text:p>GPUKernel</text:p>
          </table:table-cell>
          <table:table-cell table:number-columns-repeated="4"/>
          <table:table-cell office:value-type="string" calcext:value-type="string">
            <text:p>GPUMeanKernel (s)</text:p>
          </table:table-cell>
          <table:table-cell/>
        </table:table-row>
        <table:table-row table:style-name="ro1">
          <table:table-cell table:style-name="ce8" office:value-type="string" calcext:value-type="string">
            <text:p>24-0-0</text:p>
          </table:table-cell>
          <table:table-cell table:style-name="ce10" office:value-type="string" calcext:value-type="string">
            <text:p>8-0-0(256-1-0)</text:p>
          </table:table-cell>
          <table:table-cell/>
          <table:table-cell office:value-type="float" office:value="1.72287" calcext:value-type="float">
            <text:p>1,72287</text:p>
          </table:table-cell>
          <table:table-cell office:value-type="float" office:value="1.71902" calcext:value-type="float">
            <text:p>1,71902</text:p>
          </table:table-cell>
          <table:table-cell office:value-type="float" office:value="1.6882" calcext:value-type="float">
            <text:p>1,6882</text:p>
          </table:table-cell>
          <table:table-cell office:value-type="float" office:value="1.70209" calcext:value-type="float">
            <text:p>1,70209</text:p>
          </table:table-cell>
          <table:table-cell office:value-type="float" office:value="1.70205" calcext:value-type="float">
            <text:p>1,70205</text:p>
          </table:table-cell>
          <table:table-cell table:style-name="ce13" table:formula="of:=AVERAGE([.D65:.H65])" office:value-type="float" office:value="1.706846" calcext:value-type="float">
            <text:p>1,706846</text:p>
          </table:table-cell>
          <table:table-cell/>
        </table:table-row>
        <table:table-row table:style-name="ro1">
          <table:table-cell table:style-name="ce8" office:value-type="string" calcext:value-type="string">
            <text:p>24-0-0</text:p>
          </table:table-cell>
          <table:table-cell table:style-name="ce10" office:value-type="string" calcext:value-type="string">
            <text:p>7-1-0(128-2-0)</text:p>
          </table:table-cell>
          <table:table-cell/>
          <table:table-cell office:value-type="float" office:value="1.54045" calcext:value-type="float">
            <text:p>1,54045</text:p>
          </table:table-cell>
          <table:table-cell office:value-type="float" office:value="1.61758" calcext:value-type="float">
            <text:p>1,61758</text:p>
          </table:table-cell>
          <table:table-cell office:value-type="float" office:value="1.61122" calcext:value-type="float">
            <text:p>1,61122</text:p>
          </table:table-cell>
          <table:table-cell office:value-type="float" office:value="1.61942" calcext:value-type="float">
            <text:p>1,61942</text:p>
          </table:table-cell>
          <table:table-cell office:value-type="float" office:value="1.58558" calcext:value-type="float">
            <text:p>1,58558</text:p>
          </table:table-cell>
          <table:table-cell table:style-name="ce13" table:formula="of:=AVERAGE([.D66:.H66])" office:value-type="float" office:value="1.59485" calcext:value-type="float">
            <text:p>1,59485</text:p>
          </table:table-cell>
          <table:table-cell/>
        </table:table-row>
        <table:table-row table:style-name="ro1">
          <table:table-cell table:style-name="ce8" office:value-type="string" calcext:value-type="string">
            <text:p>24-0-0</text:p>
          </table:table-cell>
          <table:table-cell table:style-name="ce10" office:value-type="string" calcext:value-type="string">
            <text:p>6-2-0(64-4-0)</text:p>
          </table:table-cell>
          <table:table-cell/>
          <table:table-cell office:value-type="float" office:value="1.55111" calcext:value-type="float">
            <text:p>1,55111</text:p>
          </table:table-cell>
          <table:table-cell office:value-type="float" office:value="1.54634" calcext:value-type="float">
            <text:p>1,54634</text:p>
          </table:table-cell>
          <table:table-cell office:value-type="float" office:value="1.54513" calcext:value-type="float">
            <text:p>1,54513</text:p>
          </table:table-cell>
          <table:table-cell office:value-type="float" office:value="1.53076" calcext:value-type="float">
            <text:p>1,53076</text:p>
          </table:table-cell>
          <table:table-cell office:value-type="float" office:value="1.57038" calcext:value-type="float">
            <text:p>1,57038</text:p>
          </table:table-cell>
          <table:table-cell table:style-name="ce13" table:formula="of:=AVERAGE([.D67:.H68])" office:value-type="float" office:value="1.437972" calcext:value-type="float">
            <text:p>1,437972</text:p>
          </table:table-cell>
          <table:table-cell/>
        </table:table-row>
        <table:table-row table:style-name="ro1">
          <table:table-cell table:style-name="ce9" office:value-type="string" calcext:value-type="string">
            <text:p>24-0-0</text:p>
          </table:table-cell>
          <table:table-cell table:style-name="ce5" office:value-type="string" calcext:value-type="string">
            <text:p>5-3-0(32-8-0)</text:p>
          </table:table-cell>
          <table:table-cell table:style-name="ce5"/>
          <table:table-cell table:style-name="ce5" office:value-type="float" office:value="1.32622" calcext:value-type="float">
            <text:p>1,32622</text:p>
          </table:table-cell>
          <table:table-cell table:style-name="ce5" office:value-type="float" office:value="1.31869" calcext:value-type="float">
            <text:p>1,31869</text:p>
          </table:table-cell>
          <table:table-cell table:style-name="ce5" office:value-type="float" office:value="1.32872" calcext:value-type="float">
            <text:p>1,32872</text:p>
          </table:table-cell>
          <table:table-cell table:style-name="ce5" office:value-type="float" office:value="1.32934" calcext:value-type="float">
            <text:p>1,32934</text:p>
          </table:table-cell>
          <table:table-cell table:style-name="ce5" office:value-type="float" office:value="1.33303" calcext:value-type="float">
            <text:p>1,33303</text:p>
          </table:table-cell>
          <table:table-cell table:style-name="ce12" table:formula="of:=AVERAGE([.D68:.H68])" office:value-type="float" office:value="1.3272" calcext:value-type="float">
            <text:p>1,3272</text:p>
          </table:table-cell>
          <table:table-cell/>
        </table:table-row>
        <table:table-row table:style-name="ro1">
          <table:table-cell table:style-name="ce8" office:value-type="string" calcext:value-type="string">
            <text:p>24-0-0</text:p>
          </table:table-cell>
          <table:table-cell table:style-name="ce10" office:value-type="string" calcext:value-type="string">
            <text:p>4-4-0(16-16-0)</text:p>
          </table:table-cell>
          <table:table-cell/>
          <table:table-cell office:value-type="float" office:value="1.41807" calcext:value-type="float">
            <text:p>1,41807</text:p>
          </table:table-cell>
          <table:table-cell office:value-type="float" office:value="1.43106" calcext:value-type="float">
            <text:p>1,43106</text:p>
          </table:table-cell>
          <table:table-cell office:value-type="float" office:value="1.4322" calcext:value-type="float">
            <text:p>1,4322</text:p>
          </table:table-cell>
          <table:table-cell office:value-type="float" office:value="1.43085" calcext:value-type="float">
            <text:p>1,43085</text:p>
          </table:table-cell>
          <table:table-cell office:value-type="float" office:value="1.42888" calcext:value-type="float">
            <text:p>1,42888</text:p>
          </table:table-cell>
          <table:table-cell table:style-name="ce13" table:formula="of:=AVERAGE([.D69:.H69])" office:value-type="float" office:value="1.428212" calcext:value-type="float">
            <text:p>1,428212</text:p>
          </table:table-cell>
          <table:table-cell/>
        </table:table-row>
        <table:table-row table:style-name="ro1">
          <table:table-cell table:style-name="ce8" office:value-type="string" calcext:value-type="string">
            <text:p>24-0-0</text:p>
          </table:table-cell>
          <table:table-cell table:style-name="ce10" office:value-type="string" calcext:value-type="string">
            <text:p>3-5-0(8-32-0)</text:p>
          </table:table-cell>
          <table:table-cell/>
          <table:table-cell office:value-type="float" office:value="1.41949" calcext:value-type="float">
            <text:p>1,41949</text:p>
          </table:table-cell>
          <table:table-cell office:value-type="float" office:value="1.45226" calcext:value-type="float">
            <text:p>1,45226</text:p>
          </table:table-cell>
          <table:table-cell office:value-type="float" office:value="1.40974" calcext:value-type="float">
            <text:p>1,40974</text:p>
          </table:table-cell>
          <table:table-cell office:value-type="float" office:value="1.45676" calcext:value-type="float">
            <text:p>1,45676</text:p>
          </table:table-cell>
          <table:table-cell office:value-type="float" office:value="1.44033" calcext:value-type="float">
            <text:p>1,44033</text:p>
          </table:table-cell>
          <table:table-cell table:style-name="ce13" table:formula="of:=AVERAGE([.D70:.H70])" office:value-type="float" office:value="1.435716" calcext:value-type="float">
            <text:p>1,435716</text:p>
          </table:table-cell>
          <table:table-cell/>
        </table:table-row>
        <table:table-row table:style-name="ro1">
          <table:table-cell table:style-name="ce8" office:value-type="string" calcext:value-type="string">
            <text:p>24-0-0</text:p>
          </table:table-cell>
          <table:table-cell table:style-name="ce10" office:value-type="string" calcext:value-type="string">
            <text:p>2-6-0(4-64-0)</text:p>
          </table:table-cell>
          <table:table-cell/>
          <table:table-cell office:value-type="float" office:value="1.56366" calcext:value-type="float">
            <text:p>1,56366</text:p>
          </table:table-cell>
          <table:table-cell office:value-type="float" office:value="1.56213" calcext:value-type="float">
            <text:p>1,56213</text:p>
          </table:table-cell>
          <table:table-cell office:value-type="float" office:value="1.57292" calcext:value-type="float">
            <text:p>1,57292</text:p>
          </table:table-cell>
          <table:table-cell office:value-type="float" office:value="1.57499" calcext:value-type="float">
            <text:p>1,57499</text:p>
          </table:table-cell>
          <table:table-cell office:value-type="float" office:value="1.57498" calcext:value-type="float">
            <text:p>1,57498</text:p>
          </table:table-cell>
          <table:table-cell table:style-name="ce13" table:formula="of:=AVERAGE([.D71:.H71])" office:value-type="float" office:value="1.569736" calcext:value-type="float">
            <text:p>1,569736</text:p>
          </table:table-cell>
          <table:table-cell/>
        </table:table-row>
        <table:table-row table:style-name="ro1">
          <table:table-cell table:style-name="ce8" office:value-type="string" calcext:value-type="string">
            <text:p>24-0-0</text:p>
          </table:table-cell>
          <table:table-cell table:style-name="ce10" office:value-type="string" calcext:value-type="string">
            <text:p>1-7-0(2-128-0)</text:p>
          </table:table-cell>
          <table:table-cell/>
          <table:table-cell office:value-type="float" office:value="1.58542" calcext:value-type="float">
            <text:p>1,58542</text:p>
          </table:table-cell>
          <table:table-cell office:value-type="float" office:value="1.64979" calcext:value-type="float">
            <text:p>1,64979</text:p>
          </table:table-cell>
          <table:table-cell office:value-type="float" office:value="1.63031" calcext:value-type="float">
            <text:p>1,63031</text:p>
          </table:table-cell>
          <table:table-cell office:value-type="float" office:value="1.59806" calcext:value-type="float">
            <text:p>1,59806</text:p>
          </table:table-cell>
          <table:table-cell office:value-type="float" office:value="1.5966" calcext:value-type="float">
            <text:p>1,5966</text:p>
          </table:table-cell>
          <table:table-cell table:style-name="ce13" table:formula="of:=AVERAGE([.D72:.H72])" office:value-type="float" office:value="1.612036" calcext:value-type="float">
            <text:p>1,612036</text:p>
          </table:table-cell>
          <table:table-cell/>
        </table:table-row>
        <table:table-row table:style-name="ro1">
          <table:table-cell table:style-name="ce8" office:value-type="string" calcext:value-type="string">
            <text:p>24-0-0</text:p>
          </table:table-cell>
          <table:table-cell table:style-name="ce10" office:value-type="string" calcext:value-type="string">
            <text:p>0-8-0(1-256-0)</text:p>
          </table:table-cell>
          <table:table-cell/>
          <table:table-cell office:value-type="float" office:value="1.65336" calcext:value-type="float">
            <text:p>1,65336</text:p>
          </table:table-cell>
          <table:table-cell office:value-type="float" office:value="1.6415" calcext:value-type="float">
            <text:p>1,6415</text:p>
          </table:table-cell>
          <table:table-cell office:value-type="float" office:value="1.64973" calcext:value-type="float">
            <text:p>1,64973</text:p>
          </table:table-cell>
          <table:table-cell office:value-type="float" office:value="1.64871" calcext:value-type="float">
            <text:p>1,64871</text:p>
          </table:table-cell>
          <table:table-cell office:value-type="float" office:value="1.64525" calcext:value-type="float">
            <text:p>1,64525</text:p>
          </table:table-cell>
          <table:table-cell table:style-name="ce13" table:formula="of:=AVERAGE([.D73:.H73])" office:value-type="float" office:value="1.64771" calcext:value-type="float">
            <text:p>1,64771</text:p>
          </table:table-cell>
          <table:table-cell/>
        </table:table-row>
        <table:table-row table:style-name="ro1" table:number-rows-repeated="2">
          <table:table-cell table:number-columns-repeated="8"/>
          <table:table-cell table:style-name="Default"/>
          <table:table-cell/>
        </table:table-row>
        <table:table-row table:style-name="ro1">
          <table:table-cell office:value-type="string" calcext:value-type="string">
            <text:p>grid</text:p>
          </table:table-cell>
          <table:table-cell office:value-type="string" calcext:value-type="string">
            <text:p>block</text:p>
          </table:table-cell>
          <table:table-cell/>
          <table:table-cell office:value-type="string" calcext:value-type="string">
            <text:p>GPUKernel</text:p>
          </table:table-cell>
          <table:table-cell table:number-columns-repeated="4"/>
          <table:table-cell office:value-type="string" calcext:value-type="string">
            <text:p>GPUMeanKernel (s)</text:p>
          </table:table-cell>
          <table:table-cell/>
        </table:table-row>
        <table:table-row table:style-name="ro1">
          <table:table-cell office:value-type="string" calcext:value-type="string">
            <text:p>24-0-0</text:p>
          </table:table-cell>
          <table:table-cell table:style-name="ce10" office:value-type="string" calcext:value-type="string">
            <text:p>5-3-0(32-8-0)</text:p>
          </table:table-cell>
          <table:table-cell/>
          <table:table-cell office:value-type="float" office:value="1.3722" calcext:value-type="float">
            <text:p>1,3722</text:p>
          </table:table-cell>
          <table:table-cell office:value-type="float" office:value="1.38299" calcext:value-type="float">
            <text:p>1,38299</text:p>
          </table:table-cell>
          <table:table-cell office:value-type="float" office:value="1.39364" calcext:value-type="float">
            <text:p>1,39364</text:p>
          </table:table-cell>
          <table:table-cell office:value-type="float" office:value="1.39976" calcext:value-type="float">
            <text:p>1,39976</text:p>
          </table:table-cell>
          <table:table-cell office:value-type="float" office:value="1.39434" calcext:value-type="float">
            <text:p>1,39434</text:p>
          </table:table-cell>
          <table:table-cell table:formula="of:=AVERAGE([.D77:.H77])" office:value-type="float" office:value="1.388586" calcext:value-type="float">
            <text:p>1,388586</text:p>
          </table:table-cell>
          <table:table-cell/>
        </table:table-row>
        <table:table-row table:style-name="ro1">
          <table:table-cell table:style-name="ce1" office:value-type="string" calcext:value-type="string">
            <text:p>23-1-000</text:p>
          </table:table-cell>
          <table:table-cell table:style-name="ce10" office:value-type="string" calcext:value-type="string">
            <text:p>5-3-0(32-8-0)</text:p>
          </table:table-cell>
          <table:table-cell/>
          <table:table-cell office:value-type="float" office:value="1.22329" calcext:value-type="float">
            <text:p>1,22329</text:p>
          </table:table-cell>
          <table:table-cell office:value-type="float" office:value="1.20355" calcext:value-type="float">
            <text:p>1,20355</text:p>
          </table:table-cell>
          <table:table-cell office:value-type="float" office:value="1.20949" calcext:value-type="float">
            <text:p>1,20949</text:p>
          </table:table-cell>
          <table:table-cell office:value-type="float" office:value="1.5599" calcext:value-type="float">
            <text:p>1,5599</text:p>
          </table:table-cell>
          <table:table-cell office:value-type="float" office:value="1.17331" calcext:value-type="float">
            <text:p>1,17331</text:p>
          </table:table-cell>
          <table:table-cell table:formula="of:=AVERAGE([.D78:.H78])" office:value-type="float" office:value="1.273908" calcext:value-type="float">
            <text:p>1,273908</text:p>
          </table:table-cell>
          <table:table-cell/>
        </table:table-row>
        <table:table-row table:style-name="ro1">
          <table:table-cell office:value-type="string" calcext:value-type="string">
            <text:p>22-2-000</text:p>
          </table:table-cell>
          <table:table-cell table:style-name="ce10" office:value-type="string" calcext:value-type="string">
            <text:p>5-3-0(32-8-0)</text:p>
          </table:table-cell>
          <table:table-cell/>
          <table:table-cell office:value-type="float" office:value="0.82339" calcext:value-type="float">
            <text:p>0,82339</text:p>
          </table:table-cell>
          <table:table-cell office:value-type="float" office:value="0.85375" calcext:value-type="float">
            <text:p>0,85375</text:p>
          </table:table-cell>
          <table:table-cell office:value-type="float" office:value="0.846" calcext:value-type="float">
            <text:p>0,846</text:p>
          </table:table-cell>
          <table:table-cell office:value-type="float" office:value="0.84891" calcext:value-type="float">
            <text:p>0,84891</text:p>
          </table:table-cell>
          <table:table-cell office:value-type="float" office:value="0.85486" calcext:value-type="float">
            <text:p>0,85486</text:p>
          </table:table-cell>
          <table:table-cell table:formula="of:=AVERAGE([.D79:.H79])" office:value-type="float" office:value="0.845382" calcext:value-type="float">
            <text:p>0,845382</text:p>
          </table:table-cell>
          <table:table-cell/>
        </table:table-row>
        <table:table-row table:style-name="ro1">
          <table:table-cell office:value-type="string" calcext:value-type="string">
            <text:p>21-3-000</text:p>
          </table:table-cell>
          <table:table-cell table:style-name="ce10" office:value-type="string" calcext:value-type="string">
            <text:p>5-3-0(32-8-0)</text:p>
          </table:table-cell>
          <table:table-cell/>
          <table:table-cell office:value-type="float" office:value="0.84807" calcext:value-type="float">
            <text:p>0,84807</text:p>
          </table:table-cell>
          <table:table-cell office:value-type="float" office:value="0.84038" calcext:value-type="float">
            <text:p>0,84038</text:p>
          </table:table-cell>
          <table:table-cell office:value-type="float" office:value="0.84113" calcext:value-type="float">
            <text:p>0,84113</text:p>
          </table:table-cell>
          <table:table-cell office:value-type="float" office:value="0.84138" calcext:value-type="float">
            <text:p>0,84138</text:p>
          </table:table-cell>
          <table:table-cell office:value-type="float" office:value="0.8374" calcext:value-type="float">
            <text:p>0,8374</text:p>
          </table:table-cell>
          <table:table-cell table:formula="of:=AVERAGE([.D80:.H80])" office:value-type="float" office:value="0.841672" calcext:value-type="float">
            <text:p>0,841672</text:p>
          </table:table-cell>
          <table:table-cell/>
        </table:table-row>
        <table:table-row table:style-name="ro1">
          <table:table-cell table:style-name="ce1" office:value-type="string" calcext:value-type="string">
            <text:p>20-4-000</text:p>
          </table:table-cell>
          <table:table-cell table:style-name="ce10" office:value-type="string" calcext:value-type="string">
            <text:p>5-3-0(32-8-0)</text:p>
          </table:table-cell>
          <table:table-cell/>
          <table:table-cell office:value-type="float" office:value="0.804" calcext:value-type="float">
            <text:p>0,804</text:p>
          </table:table-cell>
          <table:table-cell office:value-type="float" office:value="0.83169" calcext:value-type="float">
            <text:p>0,83169</text:p>
          </table:table-cell>
          <table:table-cell office:value-type="float" office:value="0.82924" calcext:value-type="float">
            <text:p>0,82924</text:p>
          </table:table-cell>
          <table:table-cell office:value-type="float" office:value="0.83601" calcext:value-type="float">
            <text:p>0,83601</text:p>
          </table:table-cell>
          <table:table-cell office:value-type="float" office:value="0.83978" calcext:value-type="float">
            <text:p>0,83978</text:p>
          </table:table-cell>
          <table:table-cell table:formula="of:=AVERAGE([.D81:.H81])" office:value-type="float" office:value="0.828144" calcext:value-type="float">
            <text:p>0,828144</text:p>
          </table:table-cell>
          <table:table-cell/>
        </table:table-row>
        <table:table-row table:style-name="ro1">
          <table:table-cell office:value-type="string" calcext:value-type="string">
            <text:p>19-5-000</text:p>
          </table:table-cell>
          <table:table-cell table:style-name="ce10" office:value-type="string" calcext:value-type="string">
            <text:p>5-3-0(32-8-0)</text:p>
          </table:table-cell>
          <table:table-cell/>
          <table:table-cell office:value-type="float" office:value="0.82573" calcext:value-type="float">
            <text:p>0,82573</text:p>
          </table:table-cell>
          <table:table-cell office:value-type="float" office:value="0.82786" calcext:value-type="float">
            <text:p>0,82786</text:p>
          </table:table-cell>
          <table:table-cell office:value-type="float" office:value="0.83352" calcext:value-type="float">
            <text:p>0,83352</text:p>
          </table:table-cell>
          <table:table-cell office:value-type="float" office:value="0.83445" calcext:value-type="float">
            <text:p>0,83445</text:p>
          </table:table-cell>
          <table:table-cell office:value-type="float" office:value="0.82655" calcext:value-type="float">
            <text:p>0,82655</text:p>
          </table:table-cell>
          <table:table-cell table:formula="of:=AVERAGE([.D82:.H82])" office:value-type="float" office:value="0.829622" calcext:value-type="float">
            <text:p>0,829622</text:p>
          </table:table-cell>
          <table:table-cell/>
        </table:table-row>
        <table:table-row table:style-name="ro1">
          <table:table-cell table:style-name="ce1" office:value-type="string" calcext:value-type="string">
            <text:p>18-6-000</text:p>
          </table:table-cell>
          <table:table-cell table:style-name="ce10" office:value-type="string" calcext:value-type="string">
            <text:p>5-3-0(32-8-0)</text:p>
          </table:table-cell>
          <table:table-cell/>
          <table:table-cell office:value-type="float" office:value="0.82647" calcext:value-type="float">
            <text:p>0,82647</text:p>
          </table:table-cell>
          <table:table-cell office:value-type="float" office:value="0.83226" calcext:value-type="float">
            <text:p>0,83226</text:p>
          </table:table-cell>
          <table:table-cell office:value-type="float" office:value="0.83528" calcext:value-type="float">
            <text:p>0,83528</text:p>
          </table:table-cell>
          <table:table-cell office:value-type="float" office:value="0.84346" calcext:value-type="float">
            <text:p>0,84346</text:p>
          </table:table-cell>
          <table:table-cell office:value-type="float" office:value="0.82385" calcext:value-type="float">
            <text:p>0,82385</text:p>
          </table:table-cell>
          <table:table-cell table:formula="of:=AVERAGE([.D83:.H83])" office:value-type="float" office:value="0.832264" calcext:value-type="float">
            <text:p>0,832264</text:p>
          </table:table-cell>
          <table:table-cell/>
        </table:table-row>
        <table:table-row table:style-name="ro1">
          <table:table-cell office:value-type="string" calcext:value-type="string">
            <text:p>17-7-000</text:p>
          </table:table-cell>
          <table:table-cell table:style-name="ce10" office:value-type="string" calcext:value-type="string">
            <text:p>5-3-0(32-8-0)</text:p>
          </table:table-cell>
          <table:table-cell/>
          <table:table-cell office:value-type="float" office:value="0.82948" calcext:value-type="float">
            <text:p>0,82948</text:p>
          </table:table-cell>
          <table:table-cell office:value-type="float" office:value="0.8484" calcext:value-type="float">
            <text:p>0,8484</text:p>
          </table:table-cell>
          <table:table-cell office:value-type="float" office:value="0.81527" calcext:value-type="float">
            <text:p>0,81527</text:p>
          </table:table-cell>
          <table:table-cell office:value-type="float" office:value="0.83819" calcext:value-type="float">
            <text:p>0,83819</text:p>
          </table:table-cell>
          <table:table-cell office:value-type="float" office:value="0.84181" calcext:value-type="float">
            <text:p>0,84181</text:p>
          </table:table-cell>
          <table:table-cell table:formula="of:=AVERAGE([.D84:.H84])" office:value-type="float" office:value="0.83463" calcext:value-type="float">
            <text:p>0,83463</text:p>
          </table:table-cell>
          <table:table-cell/>
        </table:table-row>
        <table:table-row table:style-name="ro1">
          <table:table-cell office:value-type="string" calcext:value-type="string">
            <text:p>16-8-000</text:p>
          </table:table-cell>
          <table:table-cell table:style-name="ce10" office:value-type="string" calcext:value-type="string">
            <text:p>5-3-0(32-8-0)</text:p>
          </table:table-cell>
          <table:table-cell/>
          <table:table-cell office:value-type="float" office:value="0.81911" calcext:value-type="float">
            <text:p>0,81911</text:p>
          </table:table-cell>
          <table:table-cell office:value-type="float" office:value="0.82079" calcext:value-type="float">
            <text:p>0,82079</text:p>
          </table:table-cell>
          <table:table-cell office:value-type="float" office:value="0.80403" calcext:value-type="float">
            <text:p>0,80403</text:p>
          </table:table-cell>
          <table:table-cell office:value-type="float" office:value="0.83109" calcext:value-type="float">
            <text:p>0,83109</text:p>
          </table:table-cell>
          <table:table-cell office:value-type="float" office:value="0.83554" calcext:value-type="float">
            <text:p>0,83554</text:p>
          </table:table-cell>
          <table:table-cell table:formula="of:=AVERAGE([.D85:.H85])" office:value-type="float" office:value="0.822112" calcext:value-type="float">
            <text:p>0,822112</text:p>
          </table:table-cell>
          <table:table-cell/>
        </table:table-row>
        <table:table-row table:style-name="ro1">
          <table:table-cell office:value-type="string" calcext:value-type="string">
            <text:p>15-9-000</text:p>
          </table:table-cell>
          <table:table-cell table:style-name="ce10" office:value-type="string" calcext:value-type="string">
            <text:p>5-3-0(32-8-0)</text:p>
          </table:table-cell>
          <table:table-cell/>
          <table:table-cell office:value-type="float" office:value="0.83636" calcext:value-type="float">
            <text:p>0,83636</text:p>
          </table:table-cell>
          <table:table-cell office:value-type="float" office:value="0.85171" calcext:value-type="float">
            <text:p>0,85171</text:p>
          </table:table-cell>
          <table:table-cell office:value-type="float" office:value="0.85213" calcext:value-type="float">
            <text:p>0,85213</text:p>
          </table:table-cell>
          <table:table-cell office:value-type="float" office:value="0.82912" calcext:value-type="float">
            <text:p>0,82912</text:p>
          </table:table-cell>
          <table:table-cell office:value-type="float" office:value="0.85094" calcext:value-type="float">
            <text:p>0,85094</text:p>
          </table:table-cell>
          <table:table-cell table:formula="of:=AVERAGE([.D86:.H86])" office:value-type="float" office:value="0.844052" calcext:value-type="float">
            <text:p>0,844052</text:p>
          </table:table-cell>
          <table:table-cell/>
        </table:table-row>
        <table:table-row table:style-name="ro1">
          <table:table-cell office:value-type="string" calcext:value-type="string">
            <text:p>14-10-000</text:p>
          </table:table-cell>
          <table:table-cell table:style-name="ce10" office:value-type="string" calcext:value-type="string">
            <text:p>5-3-0(32-8-0)</text:p>
          </table:table-cell>
          <table:table-cell/>
          <table:table-cell office:value-type="float" office:value="0.81594" calcext:value-type="float">
            <text:p>0,81594</text:p>
          </table:table-cell>
          <table:table-cell office:value-type="float" office:value="0.81045" calcext:value-type="float">
            <text:p>0,81045</text:p>
          </table:table-cell>
          <table:table-cell office:value-type="float" office:value="0.84667" calcext:value-type="float">
            <text:p>0,84667</text:p>
          </table:table-cell>
          <table:table-cell office:value-type="float" office:value="0.82567" calcext:value-type="float">
            <text:p>0,82567</text:p>
          </table:table-cell>
          <table:table-cell office:value-type="float" office:value="0.82231" calcext:value-type="float">
            <text:p>0,82231</text:p>
          </table:table-cell>
          <table:table-cell table:formula="of:=AVERAGE([.D87:.H87])" office:value-type="float" office:value="0.824208" calcext:value-type="float">
            <text:p>0,824208</text:p>
          </table:table-cell>
          <table:table-cell/>
        </table:table-row>
        <table:table-row table:style-name="ro1">
          <table:table-cell table:style-name="ce5" office:value-type="string" calcext:value-type="string">
            <text:p>13-11-000</text:p>
          </table:table-cell>
          <table:table-cell table:style-name="ce5" office:value-type="string" calcext:value-type="string">
            <text:p>5-3-0(32-8-0)</text:p>
          </table:table-cell>
          <table:table-cell table:style-name="ce5"/>
          <table:table-cell table:style-name="ce5" office:value-type="float" office:value="0.82963" calcext:value-type="float">
            <text:p>0,82963</text:p>
          </table:table-cell>
          <table:table-cell table:style-name="ce5" office:value-type="float" office:value="0.82209" calcext:value-type="float">
            <text:p>0,82209</text:p>
          </table:table-cell>
          <table:table-cell table:style-name="ce5" office:value-type="float" office:value="0.8138" calcext:value-type="float">
            <text:p>0,8138</text:p>
          </table:table-cell>
          <table:table-cell table:style-name="ce5" office:value-type="float" office:value="0.82222" calcext:value-type="float">
            <text:p>0,82222</text:p>
          </table:table-cell>
          <table:table-cell table:style-name="ce5" office:value-type="float" office:value="0.81278" calcext:value-type="float">
            <text:p>0,81278</text:p>
          </table:table-cell>
          <table:table-cell table:style-name="ce12" table:formula="of:=AVERAGE([.D88:.H88])" office:value-type="float" office:value="0.820104" calcext:value-type="float">
            <text:p>0,820104</text:p>
          </table:table-cell>
          <table:table-cell/>
        </table:table-row>
        <table:table-row table:style-name="ro1">
          <table:table-cell office:value-type="string" calcext:value-type="string">
            <text:p>12-12-000</text:p>
          </table:table-cell>
          <table:table-cell table:style-name="ce10" office:value-type="string" calcext:value-type="string">
            <text:p>5-3-0(32-8-0)</text:p>
          </table:table-cell>
          <table:table-cell/>
          <table:table-cell office:value-type="float" office:value="0.82485" calcext:value-type="float">
            <text:p>0,82485</text:p>
          </table:table-cell>
          <table:table-cell office:value-type="float" office:value="0.81942" calcext:value-type="float">
            <text:p>0,81942</text:p>
          </table:table-cell>
          <table:table-cell office:value-type="float" office:value="0.82823" calcext:value-type="float">
            <text:p>0,82823</text:p>
          </table:table-cell>
          <table:table-cell office:value-type="float" office:value="0.81845" calcext:value-type="float">
            <text:p>0,81845</text:p>
          </table:table-cell>
          <table:table-cell office:value-type="float" office:value="0.81724" calcext:value-type="float">
            <text:p>0,81724</text:p>
          </table:table-cell>
          <table:table-cell table:formula="of:=AVERAGE([.D89:.H89])" office:value-type="float" office:value="0.821638" calcext:value-type="float">
            <text:p>0,821638</text:p>
          </table:table-cell>
          <table:table-cell/>
        </table:table-row>
        <table:table-row table:style-name="ro1">
          <table:table-cell office:value-type="string" calcext:value-type="string">
            <text:p>11-13-000</text:p>
          </table:table-cell>
          <table:table-cell table:style-name="ce10" office:value-type="string" calcext:value-type="string">
            <text:p>5-3-0(32-8-0)</text:p>
          </table:table-cell>
          <table:table-cell/>
          <table:table-cell office:value-type="float" office:value="0.82448" calcext:value-type="float">
            <text:p>0,82448</text:p>
          </table:table-cell>
          <table:table-cell office:value-type="float" office:value="0.83537" calcext:value-type="float">
            <text:p>0,83537</text:p>
          </table:table-cell>
          <table:table-cell office:value-type="float" office:value="0.81673" calcext:value-type="float">
            <text:p>0,81673</text:p>
          </table:table-cell>
          <table:table-cell office:value-type="float" office:value="0.82639" calcext:value-type="float">
            <text:p>0,82639</text:p>
          </table:table-cell>
          <table:table-cell office:value-type="float" office:value="0.80838" calcext:value-type="float">
            <text:p>0,80838</text:p>
          </table:table-cell>
          <table:table-cell table:formula="of:=AVERAGE([.D90:.H90])" office:value-type="float" office:value="0.82227" calcext:value-type="float">
            <text:p>0,82227</text:p>
          </table:table-cell>
          <table:table-cell/>
        </table:table-row>
        <table:table-row table:style-name="ro1">
          <table:table-cell office:value-type="string" calcext:value-type="string">
            <text:p>10-14-000</text:p>
          </table:table-cell>
          <table:table-cell table:style-name="ce10" office:value-type="string" calcext:value-type="string">
            <text:p>5-3-0(32-8-0)</text:p>
          </table:table-cell>
          <table:table-cell/>
          <table:table-cell office:value-type="float" office:value="0.82449" calcext:value-type="float">
            <text:p>0,82449</text:p>
          </table:table-cell>
          <table:table-cell office:value-type="float" office:value="0.83068" calcext:value-type="float">
            <text:p>0,83068</text:p>
          </table:table-cell>
          <table:table-cell office:value-type="float" office:value="0.832" calcext:value-type="float">
            <text:p>0,832</text:p>
          </table:table-cell>
          <table:table-cell office:value-type="float" office:value="0.83685" calcext:value-type="float">
            <text:p>0,83685</text:p>
          </table:table-cell>
          <table:table-cell office:value-type="float" office:value="0.8429" calcext:value-type="float">
            <text:p>0,8429</text:p>
          </table:table-cell>
          <table:table-cell table:formula="of:=AVERAGE([.D91:.H91])" office:value-type="float" office:value="0.833384" calcext:value-type="float">
            <text:p>0,833384</text:p>
          </table:table-cell>
          <table:table-cell/>
        </table:table-row>
        <table:table-row table:style-name="ro1">
          <table:table-cell office:value-type="string" calcext:value-type="string">
            <text:p>9-15-000</text:p>
          </table:table-cell>
          <table:table-cell table:style-name="ce10" office:value-type="string" calcext:value-type="string">
            <text:p>5-3-0(32-8-0)</text:p>
          </table:table-cell>
          <table:table-cell/>
          <table:table-cell office:value-type="float" office:value="0.83118" calcext:value-type="float">
            <text:p>0,83118</text:p>
          </table:table-cell>
          <table:table-cell office:value-type="float" office:value="0.84347" calcext:value-type="float">
            <text:p>0,84347</text:p>
          </table:table-cell>
          <table:table-cell office:value-type="float" office:value="0.83687" calcext:value-type="float">
            <text:p>0,83687</text:p>
          </table:table-cell>
          <table:table-cell office:value-type="float" office:value="0.82929" calcext:value-type="float">
            <text:p>0,82929</text:p>
          </table:table-cell>
          <table:table-cell office:value-type="float" office:value="0.84722" calcext:value-type="float">
            <text:p>0,84722</text:p>
          </table:table-cell>
          <table:table-cell table:formula="of:=AVERAGE([.D92:.H92])" office:value-type="float" office:value="0.837606" calcext:value-type="float">
            <text:p>0,837606</text:p>
          </table:table-cell>
          <table:table-cell/>
        </table:table-row>
        <table:table-row table:style-name="ro1" table:number-rows-repeated="2">
          <table:table-cell table:number-columns-repeated="8"/>
          <table:table-cell table:style-name="Default"/>
          <table:table-cell/>
        </table:table-row>
        <table:table-row table:style-name="ro1">
          <table:table-cell office:value-type="string" calcext:value-type="string">
            <text:p>grid</text:p>
          </table:table-cell>
          <table:table-cell office:value-type="string" calcext:value-type="string">
            <text:p>block</text:p>
          </table:table-cell>
          <table:table-cell/>
          <table:table-cell office:value-type="string" calcext:value-type="string">
            <text:p>GPUKernel</text:p>
          </table:table-cell>
          <table:table-cell table:number-columns-repeated="4"/>
          <table:table-cell office:value-type="string" calcext:value-type="string">
            <text:p>GPUMeanKernel (s)</text:p>
          </table:table-cell>
          <table:table-cell/>
        </table:table-row>
        <table:table-row table:style-name="ro1">
          <table:table-cell office:value-type="string" calcext:value-type="string">
            <text:p>24-0-0</text:p>
          </table:table-cell>
          <table:table-cell table:style-name="ce21" office:value-type="string" calcext:value-type="string">
            <text:p>8-0-0(256-0-0)</text:p>
          </table:table-cell>
          <table:table-cell/>
          <table:table-cell office:value-type="float" office:value="1.70798" calcext:value-type="float">
            <text:p>1,70798</text:p>
          </table:table-cell>
          <table:table-cell office:value-type="float" office:value="1.70881" calcext:value-type="float">
            <text:p>1,70881</text:p>
          </table:table-cell>
          <table:table-cell office:value-type="float" office:value="1.71869" calcext:value-type="float">
            <text:p>1,71869</text:p>
          </table:table-cell>
          <table:table-cell office:value-type="float" office:value="1.71099" calcext:value-type="float">
            <text:p>1,71099</text:p>
          </table:table-cell>
          <table:table-cell office:value-type="float" office:value="1.71626" calcext:value-type="float">
            <text:p>1,71626</text:p>
          </table:table-cell>
          <table:table-cell table:style-name="ce13" table:formula="of:=AVERAGE([.D96:.H96])" office:value-type="float" office:value="1.712546" calcext:value-type="float">
            <text:p>1,712546</text:p>
          </table:table-cell>
          <table:table-cell/>
        </table:table-row>
        <table:table-row table:style-name="ro1">
          <table:table-cell table:style-name="ce1" office:value-type="string" calcext:value-type="string">
            <text:p>23-1-000</text:p>
          </table:table-cell>
          <table:table-cell table:style-name="ce21" office:value-type="string" calcext:value-type="string">
            <text:p>8-0-0(256-0-0)</text:p>
          </table:table-cell>
          <table:table-cell/>
          <table:table-cell office:value-type="float" office:value="1.59869" calcext:value-type="float">
            <text:p>1,59869</text:p>
          </table:table-cell>
          <table:table-cell office:value-type="float" office:value="1.62567" calcext:value-type="float">
            <text:p>1,62567</text:p>
          </table:table-cell>
          <table:table-cell office:value-type="float" office:value="1.60243" calcext:value-type="float">
            <text:p>1,60243</text:p>
          </table:table-cell>
          <table:table-cell office:value-type="float" office:value="1.56503" calcext:value-type="float">
            <text:p>1,56503</text:p>
          </table:table-cell>
          <table:table-cell office:value-type="float" office:value="1.59226" calcext:value-type="float">
            <text:p>1,59226</text:p>
          </table:table-cell>
          <table:table-cell table:style-name="ce13" table:formula="of:=AVERAGE([.D97:.H97])" office:value-type="float" office:value="1.596816" calcext:value-type="float">
            <text:p>1,596816</text:p>
          </table:table-cell>
          <table:table-cell/>
        </table:table-row>
        <table:table-row table:style-name="ro1">
          <table:table-cell office:value-type="string" calcext:value-type="string">
            <text:p>22-2-000</text:p>
          </table:table-cell>
          <table:table-cell table:style-name="ce21" office:value-type="string" calcext:value-type="string">
            <text:p>8-0-0(256-0-0)</text:p>
          </table:table-cell>
          <table:table-cell/>
          <table:table-cell office:value-type="float" office:value="1.49317" calcext:value-type="float">
            <text:p>1,49317</text:p>
          </table:table-cell>
          <table:table-cell office:value-type="float" office:value="1.50093" calcext:value-type="float">
            <text:p>1,50093</text:p>
          </table:table-cell>
          <table:table-cell office:value-type="float" office:value="1.50084" calcext:value-type="float">
            <text:p>1,50084</text:p>
          </table:table-cell>
          <table:table-cell office:value-type="float" office:value="1.50136" calcext:value-type="float">
            <text:p>1,50136</text:p>
          </table:table-cell>
          <table:table-cell office:value-type="float" office:value="1.50181" calcext:value-type="float">
            <text:p>1,50181</text:p>
          </table:table-cell>
          <table:table-cell table:style-name="ce13" table:formula="of:=AVERAGE([.D98:.H98])" office:value-type="float" office:value="1.499622" calcext:value-type="float">
            <text:p>1,499622</text:p>
          </table:table-cell>
          <table:table-cell/>
        </table:table-row>
        <table:table-row table:style-name="ro1">
          <table:table-cell office:value-type="string" calcext:value-type="string">
            <text:p>21-3-000</text:p>
          </table:table-cell>
          <table:table-cell table:style-name="ce21" office:value-type="string" calcext:value-type="string">
            <text:p>8-0-0(256-0-0)</text:p>
          </table:table-cell>
          <table:table-cell/>
          <table:table-cell office:value-type="float" office:value="1.27829" calcext:value-type="float">
            <text:p>1,27829</text:p>
          </table:table-cell>
          <table:table-cell office:value-type="float" office:value="1.31611" calcext:value-type="float">
            <text:p>1,31611</text:p>
          </table:table-cell>
          <table:table-cell office:value-type="float" office:value="1.27206" calcext:value-type="float">
            <text:p>1,27206</text:p>
          </table:table-cell>
          <table:table-cell office:value-type="float" office:value="1.30682" calcext:value-type="float">
            <text:p>1,30682</text:p>
          </table:table-cell>
          <table:table-cell office:value-type="float" office:value="1.31678" calcext:value-type="float">
            <text:p>1,31678</text:p>
          </table:table-cell>
          <table:table-cell table:style-name="ce13" table:formula="of:=AVERAGE([.D99:.H99])" office:value-type="float" office:value="1.298012" calcext:value-type="float">
            <text:p>1,298012</text:p>
          </table:table-cell>
          <table:table-cell/>
        </table:table-row>
        <table:table-row table:style-name="ro1">
          <table:table-cell table:style-name="ce1" office:value-type="string" calcext:value-type="string">
            <text:p>20-4-000</text:p>
          </table:table-cell>
          <table:table-cell table:style-name="ce21" office:value-type="string" calcext:value-type="string">
            <text:p>8-0-0(256-0-0)</text:p>
          </table:table-cell>
          <table:table-cell/>
          <table:table-cell office:value-type="float" office:value="0.99425" calcext:value-type="float">
            <text:p>0,99425</text:p>
          </table:table-cell>
          <table:table-cell office:value-type="float" office:value="0.91327" calcext:value-type="float">
            <text:p>0,91327</text:p>
          </table:table-cell>
          <table:table-cell office:value-type="float" office:value="1.00081" calcext:value-type="float">
            <text:p>1,00081</text:p>
          </table:table-cell>
          <table:table-cell office:value-type="float" office:value="0.94471" calcext:value-type="float">
            <text:p>0,94471</text:p>
          </table:table-cell>
          <table:table-cell office:value-type="float" office:value="0.87048" calcext:value-type="float">
            <text:p>0,87048</text:p>
          </table:table-cell>
          <table:table-cell table:style-name="ce13" table:formula="of:=AVERAGE([.D100:.H100])" office:value-type="float" office:value="0.944704" calcext:value-type="float">
            <text:p>0,944704</text:p>
          </table:table-cell>
          <table:table-cell/>
        </table:table-row>
        <table:table-row table:style-name="ro1">
          <table:table-cell office:value-type="string" calcext:value-type="string">
            <text:p>19-5-000</text:p>
          </table:table-cell>
          <table:table-cell table:style-name="ce21" office:value-type="string" calcext:value-type="string">
            <text:p>8-0-0(256-0-0)</text:p>
          </table:table-cell>
          <table:table-cell/>
          <table:table-cell office:value-type="float" office:value="0.50222" calcext:value-type="float">
            <text:p>0,50222</text:p>
          </table:table-cell>
          <table:table-cell office:value-type="float" office:value="0.49249" calcext:value-type="float">
            <text:p>0,49249</text:p>
          </table:table-cell>
          <table:table-cell office:value-type="float" office:value="0.50502" calcext:value-type="float">
            <text:p>0,50502</text:p>
          </table:table-cell>
          <table:table-cell office:value-type="float" office:value="0.49714" calcext:value-type="float">
            <text:p>0,49714</text:p>
          </table:table-cell>
          <table:table-cell office:value-type="float" office:value="0.48685" calcext:value-type="float">
            <text:p>0,48685</text:p>
          </table:table-cell>
          <table:table-cell table:style-name="ce13" table:formula="of:=AVERAGE([.D101:.H101])" office:value-type="float" office:value="0.496744" calcext:value-type="float">
            <text:p>0,496744</text:p>
          </table:table-cell>
          <table:table-cell/>
        </table:table-row>
        <table:table-row table:style-name="ro1">
          <table:table-cell table:style-name="ce1" office:value-type="string" calcext:value-type="string">
            <text:p>18-6-000</text:p>
          </table:table-cell>
          <table:table-cell table:style-name="ce21" office:value-type="string" calcext:value-type="string">
            <text:p>8-0-0(256-0-0)</text:p>
          </table:table-cell>
          <table:table-cell/>
          <table:table-cell office:value-type="float" office:value="0.40852" calcext:value-type="float">
            <text:p>0,40852</text:p>
          </table:table-cell>
          <table:table-cell office:value-type="float" office:value="0.44429" calcext:value-type="float">
            <text:p>0,44429</text:p>
          </table:table-cell>
          <table:table-cell office:value-type="float" office:value="0.37564" calcext:value-type="float">
            <text:p>0,37564</text:p>
          </table:table-cell>
          <table:table-cell office:value-type="float" office:value="0.39044" calcext:value-type="float">
            <text:p>0,39044</text:p>
          </table:table-cell>
          <table:table-cell office:value-type="float" office:value="0.43716" calcext:value-type="float">
            <text:p>0,43716</text:p>
          </table:table-cell>
          <table:table-cell table:style-name="ce13" table:formula="of:=AVERAGE([.D102:.H102])" office:value-type="float" office:value="0.41121" calcext:value-type="float">
            <text:p>0,41121</text:p>
          </table:table-cell>
          <table:table-cell/>
        </table:table-row>
        <table:table-row table:style-name="ro1">
          <table:table-cell office:value-type="string" calcext:value-type="string">
            <text:p>17-7-000</text:p>
          </table:table-cell>
          <table:table-cell table:style-name="ce21" office:value-type="string" calcext:value-type="string">
            <text:p>8-0-0(256-0-0)</text:p>
          </table:table-cell>
          <table:table-cell/>
          <table:table-cell office:value-type="float" office:value="0.39231" calcext:value-type="float">
            <text:p>0,39231</text:p>
          </table:table-cell>
          <table:table-cell office:value-type="float" office:value="0.42861" calcext:value-type="float">
            <text:p>0,42861</text:p>
          </table:table-cell>
          <table:table-cell office:value-type="float" office:value="0.42822" calcext:value-type="float">
            <text:p>0,42822</text:p>
          </table:table-cell>
          <table:table-cell office:value-type="float" office:value="0.4288" calcext:value-type="float">
            <text:p>0,4288</text:p>
          </table:table-cell>
          <table:table-cell office:value-type="float" office:value="0.41075" calcext:value-type="float">
            <text:p>0,41075</text:p>
          </table:table-cell>
          <table:table-cell table:style-name="ce13" table:formula="of:=AVERAGE([.D103:.H103])" office:value-type="float" office:value="0.417738" calcext:value-type="float">
            <text:p>0,417738</text:p>
          </table:table-cell>
          <table:table-cell/>
        </table:table-row>
        <table:table-row table:style-name="ro1">
          <table:table-cell table:style-name="ce5" office:value-type="string" calcext:value-type="string">
            <text:p>16-8-000</text:p>
          </table:table-cell>
          <table:table-cell table:style-name="ce22" office:value-type="string" calcext:value-type="string">
            <text:p>8-0-0(256-0-0)</text:p>
          </table:table-cell>
          <table:table-cell table:style-name="ce5"/>
          <table:table-cell table:style-name="ce5" office:value-type="float" office:value="0.39175" calcext:value-type="float">
            <text:p>0,39175</text:p>
          </table:table-cell>
          <table:table-cell table:style-name="ce5" office:value-type="float" office:value="0.39448" calcext:value-type="float">
            <text:p>0,39448</text:p>
          </table:table-cell>
          <table:table-cell table:style-name="ce5" office:value-type="float" office:value="0.37554" calcext:value-type="float">
            <text:p>0,37554</text:p>
          </table:table-cell>
          <table:table-cell table:style-name="ce5" office:value-type="float" office:value="0.38834" calcext:value-type="float">
            <text:p>0,38834</text:p>
          </table:table-cell>
          <table:table-cell table:style-name="ce5" office:value-type="float" office:value="0.3749" calcext:value-type="float">
            <text:p>0,3749</text:p>
          </table:table-cell>
          <table:table-cell table:style-name="ce12" table:formula="of:=AVERAGE([.D104:.H104])" office:value-type="float" office:value="0.385002" calcext:value-type="float">
            <text:p>0,385002</text:p>
          </table:table-cell>
          <table:table-cell/>
        </table:table-row>
        <table:table-row table:style-name="ro1">
          <table:table-cell office:value-type="string" calcext:value-type="string">
            <text:p>15-9-000</text:p>
          </table:table-cell>
          <table:table-cell table:style-name="ce21" office:value-type="string" calcext:value-type="string">
            <text:p>8-0-0(256-0-0)</text:p>
          </table:table-cell>
          <table:table-cell/>
          <table:table-cell office:value-type="float" office:value="0.40071" calcext:value-type="float">
            <text:p>0,40071</text:p>
          </table:table-cell>
          <table:table-cell office:value-type="float" office:value="0.39252" calcext:value-type="float">
            <text:p>0,39252</text:p>
          </table:table-cell>
          <table:table-cell office:value-type="float" office:value="0.39922" calcext:value-type="float">
            <text:p>0,39922</text:p>
          </table:table-cell>
          <table:table-cell office:value-type="float" office:value="0.36446" calcext:value-type="float">
            <text:p>0,36446</text:p>
          </table:table-cell>
          <table:table-cell office:value-type="float" office:value="0.38161" calcext:value-type="float">
            <text:p>0,38161</text:p>
          </table:table-cell>
          <table:table-cell table:style-name="ce13" table:formula="of:=AVERAGE([.D105:.H105])" office:value-type="float" office:value="0.387704" calcext:value-type="float">
            <text:p>0,387704</text:p>
          </table:table-cell>
          <table:table-cell/>
        </table:table-row>
        <table:table-row table:style-name="ro1">
          <table:table-cell office:value-type="string" calcext:value-type="string">
            <text:p>14-10-000</text:p>
          </table:table-cell>
          <table:table-cell table:style-name="ce21" office:value-type="string" calcext:value-type="string">
            <text:p>8-0-0(256-0-0)</text:p>
          </table:table-cell>
          <table:table-cell/>
          <table:table-cell office:value-type="float" office:value="0.382" calcext:value-type="float">
            <text:p>0,382</text:p>
          </table:table-cell>
          <table:table-cell office:value-type="float" office:value="0.41666" calcext:value-type="float">
            <text:p>0,41666</text:p>
          </table:table-cell>
          <table:table-cell office:value-type="float" office:value="0.36716" calcext:value-type="float">
            <text:p>0,36716</text:p>
          </table:table-cell>
          <table:table-cell office:value-type="float" office:value="0.41441" calcext:value-type="float">
            <text:p>0,41441</text:p>
          </table:table-cell>
          <table:table-cell office:value-type="float" office:value="0.41311" calcext:value-type="float">
            <text:p>0,41311</text:p>
          </table:table-cell>
          <table:table-cell table:style-name="ce13" table:formula="of:=AVERAGE([.D106:.H106])" office:value-type="float" office:value="0.398668" calcext:value-type="float">
            <text:p>0,398668</text:p>
          </table:table-cell>
          <table:table-cell/>
        </table:table-row>
        <table:table-row table:style-name="ro1">
          <table:table-cell table:style-name="ce10" office:value-type="string" calcext:value-type="string">
            <text:p>13-11-000</text:p>
          </table:table-cell>
          <table:table-cell table:style-name="ce21" office:value-type="string" calcext:value-type="string">
            <text:p>8-0-0(256-0-0)</text:p>
          </table:table-cell>
          <table:table-cell/>
          <table:table-cell office:value-type="float" office:value="0.42272" calcext:value-type="float">
            <text:p>0,42272</text:p>
          </table:table-cell>
          <table:table-cell office:value-type="float" office:value="0.42018" calcext:value-type="float">
            <text:p>0,42018</text:p>
          </table:table-cell>
          <table:table-cell office:value-type="float" office:value="0.41525" calcext:value-type="float">
            <text:p>0,41525</text:p>
          </table:table-cell>
          <table:table-cell office:value-type="float" office:value="0.4066" calcext:value-type="float">
            <text:p>0,4066</text:p>
          </table:table-cell>
          <table:table-cell office:value-type="float" office:value="0.42329" calcext:value-type="float">
            <text:p>0,42329</text:p>
          </table:table-cell>
          <table:table-cell table:style-name="ce13" table:formula="of:=AVERAGE([.D107:.H107])" office:value-type="float" office:value="0.417608" calcext:value-type="float">
            <text:p>0,417608</text:p>
          </table:table-cell>
          <table:table-cell/>
        </table:table-row>
        <table:table-row table:style-name="ro1">
          <table:table-cell table:style-name="ce10" office:value-type="string" calcext:value-type="string">
            <text:p>12-12-000</text:p>
          </table:table-cell>
          <table:table-cell table:style-name="ce21" office:value-type="string" calcext:value-type="string">
            <text:p>8-0-0(256-0-0)</text:p>
          </table:table-cell>
          <table:table-cell table:style-name="ce10"/>
          <table:table-cell table:style-name="ce10" office:value-type="float" office:value="0.37774" calcext:value-type="float">
            <text:p>0,37774</text:p>
          </table:table-cell>
          <table:table-cell table:style-name="ce10" office:value-type="float" office:value="0.4052" calcext:value-type="float">
            <text:p>0,4052</text:p>
          </table:table-cell>
          <table:table-cell table:style-name="ce10" office:value-type="float" office:value="0.38946" calcext:value-type="float">
            <text:p>0,38946</text:p>
          </table:table-cell>
          <table:table-cell table:style-name="ce10" office:value-type="float" office:value="0.38472" calcext:value-type="float">
            <text:p>0,38472</text:p>
          </table:table-cell>
          <table:table-cell table:style-name="ce10" office:value-type="float" office:value="0.39394" calcext:value-type="float">
            <text:p>0,39394</text:p>
          </table:table-cell>
          <table:table-cell table:style-name="ce13" table:formula="of:=AVERAGE([.D108:.H108])" office:value-type="float" office:value="0.390212" calcext:value-type="float">
            <text:p>0,390212</text:p>
          </table:table-cell>
          <table:table-cell/>
        </table:table-row>
        <table:table-row table:style-name="ro1">
          <table:table-cell office:value-type="string" calcext:value-type="string">
            <text:p>11-13-000</text:p>
          </table:table-cell>
          <table:table-cell table:style-name="ce21" office:value-type="string" calcext:value-type="string">
            <text:p>8-0-0(256-0-0)</text:p>
          </table:table-cell>
          <table:table-cell/>
          <table:table-cell office:value-type="float" office:value="0.39283" calcext:value-type="float">
            <text:p>0,39283</text:p>
          </table:table-cell>
          <table:table-cell office:value-type="float" office:value="0.41247" calcext:value-type="float">
            <text:p>0,41247</text:p>
          </table:table-cell>
          <table:table-cell office:value-type="float" office:value="0.40353" calcext:value-type="float">
            <text:p>0,40353</text:p>
          </table:table-cell>
          <table:table-cell office:value-type="float" office:value="0.37104" calcext:value-type="float">
            <text:p>0,37104</text:p>
          </table:table-cell>
          <table:table-cell office:value-type="float" office:value="0.37201" calcext:value-type="float">
            <text:p>0,37201</text:p>
          </table:table-cell>
          <table:table-cell table:style-name="ce13" table:formula="of:=AVERAGE([.D109:.H109])" office:value-type="float" office:value="0.390376" calcext:value-type="float">
            <text:p>0,390376</text:p>
          </table:table-cell>
          <table:table-cell/>
        </table:table-row>
        <table:table-row table:style-name="ro1">
          <table:table-cell office:value-type="string" calcext:value-type="string">
            <text:p>10-14-000</text:p>
          </table:table-cell>
          <table:table-cell table:style-name="ce21" office:value-type="string" calcext:value-type="string">
            <text:p>8-0-0(256-0-0)</text:p>
          </table:table-cell>
          <table:table-cell/>
          <table:table-cell office:value-type="float" office:value="0.41408" calcext:value-type="float">
            <text:p>0,41408</text:p>
          </table:table-cell>
          <table:table-cell office:value-type="float" office:value="0.39486" calcext:value-type="float">
            <text:p>0,39486</text:p>
          </table:table-cell>
          <table:table-cell office:value-type="float" office:value="0.38003" calcext:value-type="float">
            <text:p>0,38003</text:p>
          </table:table-cell>
          <table:table-cell office:value-type="float" office:value="0.395" calcext:value-type="float">
            <text:p>0,395</text:p>
          </table:table-cell>
          <table:table-cell office:value-type="float" office:value="0.42437" calcext:value-type="float">
            <text:p>0,42437</text:p>
          </table:table-cell>
          <table:table-cell table:style-name="ce13" table:formula="of:=AVERAGE([.D110])" office:value-type="float" office:value="0.41408" calcext:value-type="float">
            <text:p>0,41408</text:p>
          </table:table-cell>
          <table:table-cell/>
        </table:table-row>
        <table:table-row table:style-name="ro1">
          <table:table-cell office:value-type="string" calcext:value-type="string">
            <text:p>9-15-000</text:p>
          </table:table-cell>
          <table:table-cell table:style-name="ce21" office:value-type="string" calcext:value-type="string">
            <text:p>8-0-0(256-0-0)</text:p>
          </table:table-cell>
          <table:table-cell/>
          <table:table-cell office:value-type="float" office:value="0.40033" calcext:value-type="float">
            <text:p>0,40033</text:p>
          </table:table-cell>
          <table:table-cell office:value-type="float" office:value="0.39443" calcext:value-type="float">
            <text:p>0,39443</text:p>
          </table:table-cell>
          <table:table-cell office:value-type="float" office:value="0.43121" calcext:value-type="float">
            <text:p>0,43121</text:p>
          </table:table-cell>
          <table:table-cell office:value-type="float" office:value="0.4244" calcext:value-type="float">
            <text:p>0,4244</text:p>
          </table:table-cell>
          <table:table-cell office:value-type="float" office:value="0.39674" calcext:value-type="float">
            <text:p>0,39674</text:p>
          </table:table-cell>
          <table:table-cell table:style-name="ce13" table:formula="of:=AVERAGE([.D111:.H111])" office:value-type="float" office:value="0.409422" calcext:value-type="float">
            <text:p>0,409422</text:p>
          </table:table-cell>
          <table:table-cell/>
        </table:table-row>
        <table:table-row table:style-name="ro1" table:number-rows-repeated="2">
          <table:table-cell table:number-columns-repeated="8"/>
          <table:table-cell table:style-name="Default"/>
          <table:table-cell/>
        </table:table-row>
        <table:table-row table:style-name="ro1">
          <table:table-cell office:value-type="string" calcext:value-type="string">
            <text:p>grid</text:p>
          </table:table-cell>
          <table:table-cell office:value-type="string" calcext:value-type="string">
            <text:p>block</text:p>
          </table:table-cell>
          <table:table-cell/>
          <table:table-cell office:value-type="string" calcext:value-type="string">
            <text:p>GPUKernel</text:p>
          </table:table-cell>
          <table:table-cell table:number-columns-repeated="4"/>
          <table:table-cell office:value-type="string" calcext:value-type="string">
            <text:p>GPUMeanKernel (s)</text:p>
          </table:table-cell>
          <table:table-cell/>
        </table:table-row>
        <table:table-row table:style-name="ro1">
          <table:table-cell table:style-name="ce9" office:value-type="string" calcext:value-type="string">
            <text:p>16-8-000</text:p>
          </table:table-cell>
          <table:table-cell table:style-name="ce5" office:value-type="string" calcext:value-type="string">
            <text:p>8-0-0(256-1-0)</text:p>
          </table:table-cell>
          <table:table-cell table:style-name="ce5"/>
          <table:table-cell table:style-name="ce5" office:value-type="float" office:value="0.37998" calcext:value-type="float">
            <text:p>0,37998</text:p>
          </table:table-cell>
          <table:table-cell table:style-name="ce5" office:value-type="float" office:value="0.35872" calcext:value-type="float">
            <text:p>0,35872</text:p>
          </table:table-cell>
          <table:table-cell table:style-name="ce5" office:value-type="float" office:value="0.38056" calcext:value-type="float">
            <text:p>0,38056</text:p>
          </table:table-cell>
          <table:table-cell table:style-name="ce5" office:value-type="float" office:value="0.37233" calcext:value-type="float">
            <text:p>0,37233</text:p>
          </table:table-cell>
          <table:table-cell table:style-name="ce5" office:value-type="float" office:value="0.37282" calcext:value-type="float">
            <text:p>0,37282</text:p>
          </table:table-cell>
          <table:table-cell table:style-name="ce12" table:formula="of:=AVERAGE([.D115:.H115])" office:value-type="float" office:value="0.372882" calcext:value-type="float">
            <text:p>0,372882</text:p>
          </table:table-cell>
          <table:table-cell/>
        </table:table-row>
        <table:table-row table:style-name="ro1">
          <table:table-cell table:style-name="ce8" office:value-type="string" calcext:value-type="string">
            <text:p>16-8-000</text:p>
          </table:table-cell>
          <table:table-cell table:style-name="ce10" office:value-type="string" calcext:value-type="string">
            <text:p>7-1-0(128-2-0)</text:p>
          </table:table-cell>
          <table:table-cell/>
          <table:table-cell office:value-type="float" office:value="0.56995" calcext:value-type="float">
            <text:p>0,56995</text:p>
          </table:table-cell>
          <table:table-cell office:value-type="float" office:value="0.58479" calcext:value-type="float">
            <text:p>0,58479</text:p>
          </table:table-cell>
          <table:table-cell office:value-type="float" office:value="0.57316" calcext:value-type="float">
            <text:p>0,57316</text:p>
          </table:table-cell>
          <table:table-cell office:value-type="float" office:value="0.55357" calcext:value-type="float">
            <text:p>0,55357</text:p>
          </table:table-cell>
          <table:table-cell office:value-type="float" office:value="0.59332" calcext:value-type="float">
            <text:p>0,59332</text:p>
          </table:table-cell>
          <table:table-cell table:formula="of:=AVERAGE([.D116:.H116])" office:value-type="float" office:value="0.574958" calcext:value-type="float">
            <text:p>0,574958</text:p>
          </table:table-cell>
          <table:table-cell/>
        </table:table-row>
        <table:table-row table:style-name="ro1">
          <table:table-cell table:style-name="ce8" office:value-type="string" calcext:value-type="string">
            <text:p>16-8-000</text:p>
          </table:table-cell>
          <table:table-cell table:style-name="ce10" office:value-type="string" calcext:value-type="string">
            <text:p>6-2-0(64-4-0)</text:p>
          </table:table-cell>
          <table:table-cell/>
          <table:table-cell office:value-type="float" office:value="0.81188" calcext:value-type="float">
            <text:p>0,81188</text:p>
          </table:table-cell>
          <table:table-cell office:value-type="float" office:value="0.80662" calcext:value-type="float">
            <text:p>0,80662</text:p>
          </table:table-cell>
          <table:table-cell office:value-type="float" office:value="0.80274" calcext:value-type="float">
            <text:p>0,80274</text:p>
          </table:table-cell>
          <table:table-cell office:value-type="float" office:value="0.78829" calcext:value-type="float">
            <text:p>0,78829</text:p>
          </table:table-cell>
          <table:table-cell office:value-type="float" office:value="0.76592" calcext:value-type="float">
            <text:p>0,76592</text:p>
          </table:table-cell>
          <table:table-cell table:formula="of:=AVERAGE([.D117:.H117])" office:value-type="float" office:value="0.79509" calcext:value-type="float">
            <text:p>0,79509</text:p>
          </table:table-cell>
          <table:table-cell/>
        </table:table-row>
        <table:table-row table:style-name="ro1">
          <table:table-cell table:style-name="ce8" office:value-type="string" calcext:value-type="string">
            <text:p>16-8-000</text:p>
          </table:table-cell>
          <table:table-cell table:style-name="ce8" office:value-type="string" calcext:value-type="string">
            <text:p>5-3-0(32-8-0)</text:p>
          </table:table-cell>
          <table:table-cell/>
          <table:table-cell office:value-type="float" office:value="0.8675" calcext:value-type="float">
            <text:p>0,8675</text:p>
          </table:table-cell>
          <table:table-cell office:value-type="float" office:value="0.876" calcext:value-type="float">
            <text:p>0,876</text:p>
          </table:table-cell>
          <table:table-cell office:value-type="float" office:value="0.89266" calcext:value-type="float">
            <text:p>0,89266</text:p>
          </table:table-cell>
          <table:table-cell office:value-type="float" office:value="0.86479" calcext:value-type="float">
            <text:p>0,86479</text:p>
          </table:table-cell>
          <table:table-cell office:value-type="float" office:value="0.85947" calcext:value-type="float">
            <text:p>0,85947</text:p>
          </table:table-cell>
          <table:table-cell table:formula="of:=AVERAGE([.D118:.H118])" office:value-type="float" office:value="0.872084" calcext:value-type="float">
            <text:p>0,872084</text:p>
          </table:table-cell>
          <table:table-cell/>
        </table:table-row>
        <table:table-row table:style-name="ro1">
          <table:table-cell table:style-name="ce8" office:value-type="string" calcext:value-type="string">
            <text:p>16-8-000</text:p>
          </table:table-cell>
          <table:table-cell table:style-name="ce10" office:value-type="string" calcext:value-type="string">
            <text:p>4-4-0(16-16-0)</text:p>
          </table:table-cell>
          <table:table-cell/>
          <table:table-cell office:value-type="float" office:value="1.20806" calcext:value-type="float">
            <text:p>1,20806</text:p>
          </table:table-cell>
          <table:table-cell office:value-type="float" office:value="1.17158" calcext:value-type="float">
            <text:p>1,17158</text:p>
          </table:table-cell>
          <table:table-cell office:value-type="float" office:value="1.20911" calcext:value-type="float">
            <text:p>1,20911</text:p>
          </table:table-cell>
          <table:table-cell office:value-type="float" office:value="1.18735" calcext:value-type="float">
            <text:p>1,18735</text:p>
          </table:table-cell>
          <table:table-cell office:value-type="float" office:value="1.21303" calcext:value-type="float">
            <text:p>1,21303</text:p>
          </table:table-cell>
          <table:table-cell table:formula="of:=AVERAGE([.D119:.H119])" office:value-type="float" office:value="1.197826" calcext:value-type="float">
            <text:p>1,197826</text:p>
          </table:table-cell>
          <table:table-cell/>
        </table:table-row>
        <table:table-row table:style-name="ro1">
          <table:table-cell table:style-name="ce8" office:value-type="string" calcext:value-type="string">
            <text:p>16-8-000</text:p>
          </table:table-cell>
          <table:table-cell table:style-name="ce10" office:value-type="string" calcext:value-type="string">
            <text:p>3-5-0(8-32-0)</text:p>
          </table:table-cell>
          <table:table-cell/>
          <table:table-cell office:value-type="float" office:value="1.42292" calcext:value-type="float">
            <text:p>1,42292</text:p>
          </table:table-cell>
          <table:table-cell office:value-type="float" office:value="1.44326" calcext:value-type="float">
            <text:p>1,44326</text:p>
          </table:table-cell>
          <table:table-cell office:value-type="float" office:value="1.4414" calcext:value-type="float">
            <text:p>1,4414</text:p>
          </table:table-cell>
          <table:table-cell office:value-type="float" office:value="1.41229" calcext:value-type="float">
            <text:p>1,41229</text:p>
          </table:table-cell>
          <table:table-cell office:value-type="float" office:value="1.43087" calcext:value-type="float">
            <text:p>1,43087</text:p>
          </table:table-cell>
          <table:table-cell table:formula="of:=AVERAGE([.D120:.H120])" office:value-type="float" office:value="1.430148" calcext:value-type="float">
            <text:p>1,430148</text:p>
          </table:table-cell>
          <table:table-cell/>
        </table:table-row>
        <table:table-row table:style-name="ro1">
          <table:table-cell table:style-name="ce8" office:value-type="string" calcext:value-type="string">
            <text:p>16-8-000</text:p>
          </table:table-cell>
          <table:table-cell table:style-name="ce10" office:value-type="string" calcext:value-type="string">
            <text:p>2-6-0(4-64-0)</text:p>
          </table:table-cell>
          <table:table-cell/>
          <table:table-cell office:value-type="float" office:value="1.6167" calcext:value-type="float">
            <text:p>1,6167</text:p>
          </table:table-cell>
          <table:table-cell office:value-type="float" office:value="1.62754" calcext:value-type="float">
            <text:p>1,62754</text:p>
          </table:table-cell>
          <table:table-cell office:value-type="float" office:value="1.5936" calcext:value-type="float">
            <text:p>1,5936</text:p>
          </table:table-cell>
          <table:table-cell office:value-type="float" office:value="1.62636" calcext:value-type="float">
            <text:p>1,62636</text:p>
          </table:table-cell>
          <table:table-cell office:value-type="float" office:value="1.61897" calcext:value-type="float">
            <text:p>1,61897</text:p>
          </table:table-cell>
          <table:table-cell table:formula="of:=AVERAGE([.D121:.H121])" office:value-type="float" office:value="1.616634" calcext:value-type="float">
            <text:p>1,616634</text:p>
          </table:table-cell>
          <table:table-cell/>
        </table:table-row>
        <table:table-row table:style-name="ro1">
          <table:table-cell table:style-name="ce8" office:value-type="string" calcext:value-type="string">
            <text:p>16-8-000</text:p>
          </table:table-cell>
          <table:table-cell table:style-name="ce10" office:value-type="string" calcext:value-type="string">
            <text:p>1-7-0(2-128-0)</text:p>
          </table:table-cell>
          <table:table-cell/>
          <table:table-cell office:value-type="float" office:value="1.65984" calcext:value-type="float">
            <text:p>1,65984</text:p>
          </table:table-cell>
          <table:table-cell office:value-type="float" office:value="1.65868" calcext:value-type="float">
            <text:p>1,65868</text:p>
          </table:table-cell>
          <table:table-cell office:value-type="float" office:value="1.62638" calcext:value-type="float">
            <text:p>1,62638</text:p>
          </table:table-cell>
          <table:table-cell office:value-type="float" office:value="1.64352" calcext:value-type="float">
            <text:p>1,64352</text:p>
          </table:table-cell>
          <table:table-cell office:value-type="float" office:value="1.64327" calcext:value-type="float">
            <text:p>1,64327</text:p>
          </table:table-cell>
          <table:table-cell table:formula="of:=AVERAGE([.D122:.H122])" office:value-type="float" office:value="1.646338" calcext:value-type="float">
            <text:p>1,646338</text:p>
          </table:table-cell>
          <table:table-cell/>
        </table:table-row>
        <table:table-row table:style-name="ro1">
          <table:table-cell table:style-name="ce8" office:value-type="string" calcext:value-type="string">
            <text:p>16-8-000</text:p>
          </table:table-cell>
          <table:table-cell table:style-name="ce10" office:value-type="string" calcext:value-type="string">
            <text:p>0-8-0(1-256-0)</text:p>
          </table:table-cell>
          <table:table-cell/>
          <table:table-cell office:value-type="float" office:value="1.71333" calcext:value-type="float">
            <text:p>1,71333</text:p>
          </table:table-cell>
          <table:table-cell office:value-type="float" office:value="1.70658" calcext:value-type="float">
            <text:p>1,70658</text:p>
          </table:table-cell>
          <table:table-cell office:value-type="float" office:value="1.68076" calcext:value-type="float">
            <text:p>1,68076</text:p>
          </table:table-cell>
          <table:table-cell office:value-type="float" office:value="1.67633" calcext:value-type="float">
            <text:p>1,67633</text:p>
          </table:table-cell>
          <table:table-cell office:value-type="float" office:value="1.72217" calcext:value-type="float">
            <text:p>1,72217</text:p>
          </table:table-cell>
          <table:table-cell table:formula="of:=AVERAGE([.D123:.H123])" office:value-type="float" office:value="1.699834" calcext:value-type="float">
            <text:p>1,699834</text:p>
          </table:table-cell>
          <table:table-cell/>
        </table:table-row>
        <table:table-row table:style-name="ro1" table:number-rows-repeated="2">
          <table:table-cell table:number-columns-repeated="8"/>
          <table:table-cell table:style-name="Default"/>
          <table:table-cell/>
        </table:table-row>
        <table:table-row table:style-name="ro1">
          <table:table-cell table:style-name="ce24" office:value-type="string" calcext:value-type="string" table:number-columns-spanned="9" table:number-rows-spanned="1">
            <text:p>CPU </text:p>
          </table:table-cell>
          <table:covered-table-cell table:number-columns-repeated="7"/>
          <table:covered-table-cell table:style-name="Default"/>
          <table:table-cell/>
        </table:table-row>
        <table:table-row table:style-name="ro1">
          <table:table-cell office:value-type="string" calcext:value-type="string">
            <text:p>PoW24</text:p>
          </table:table-cell>
          <table:table-cell table:number-columns-repeated="2"/>
          <table:table-cell office:value-type="float" office:value="156.525" calcext:value-type="float">
            <text:p>156,525</text:p>
          </table:table-cell>
          <table:table-cell office:value-type="float" office:value="157.382" calcext:value-type="float">
            <text:p>157,382</text:p>
          </table:table-cell>
          <table:table-cell office:value-type="float" office:value="157.613" calcext:value-type="float">
            <text:p>157,613</text:p>
          </table:table-cell>
          <table:table-cell office:value-type="float" office:value="157.448" calcext:value-type="float">
            <text:p>157,448</text:p>
          </table:table-cell>
          <table:table-cell office:value-type="float" office:value="157.346" calcext:value-type="float">
            <text:p>157,346</text:p>
          </table:table-cell>
          <table:table-cell table:style-name="Default" table:formula="of:=AVERAGE([.D127:.H127])" office:value-type="float" office:value="157.2628" calcext:value-type="float">
            <text:p>157,2628</text:p>
          </table:table-cell>
          <table:table-cell/>
        </table:table-row>
        <table:table-row table:style-name="ro1">
          <table:table-cell office:value-type="string" calcext:value-type="string">
            <text:p>PoW27</text:p>
          </table:table-cell>
          <table:table-cell/>
          <table:table-cell office:value-type="string" calcext:value-type="string">
            <text:p>sem mudança</text:p>
          </table:table-cell>
          <table:table-cell office:value-type="float" office:value="1.06924" calcext:value-type="float">
            <text:p>1,06924</text:p>
          </table:table-cell>
          <table:table-cell office:value-type="float" office:value="1.03459" calcext:value-type="float">
            <text:p>1,03459</text:p>
          </table:table-cell>
          <table:table-cell office:value-type="float" office:value="1.05956" calcext:value-type="float">
            <text:p>1,05956</text:p>
          </table:table-cell>
          <table:table-cell office:value-type="float" office:value="1.03504" calcext:value-type="float">
            <text:p>1,03504</text:p>
          </table:table-cell>
          <table:table-cell office:value-type="float" office:value="1.06229" calcext:value-type="float">
            <text:p>1,06229</text:p>
          </table:table-cell>
          <table:table-cell table:style-name="Default" table:formula="of:=AVERAGE([.D128:.H128])" office:value-type="float" office:value="1.052144" calcext:value-type="float">
            <text:p>1,052144</text:p>
          </table:table-cell>
          <table:table-cell/>
        </table:table-row>
        <table:table-row table:style-name="ro1">
          <table:table-cell table:number-columns-repeated="8"/>
          <table:table-cell table:style-name="Default" table:formula="of:=[.I127]/[.I36]" office:value-type="float" office:value="985.701749987464" calcext:value-type="float">
            <text:p>985,701749987464</text:p>
          </table:table-cell>
          <table:table-cell office:value-type="string" calcext:value-type="string">
            <text:p>SpeedUpPoW24</text:p>
          </table:table-cell>
        </table:table-row>
        <table:table-row table:style-name="ro1">
          <table:table-cell table:number-columns-repeated="8"/>
          <table:table-cell table:style-name="Default" table:formula="of:=[.I128]/[.I115]" office:value-type="float" office:value="2.82165403532485" calcext:value-type="float">
            <text:p>2,82165403532485</text:p>
          </table:table-cell>
          <table:table-cell office:value-type="string" calcext:value-type="string">
            <text:p>SpeedUpPoW2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PT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30">00-00-0000</text:date>, <text:time style:data-style-name="N2" text:time-value="14:36:36.71094894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17T16:32:15.615002301</meta:creation-date>
    <meta:generator>LibreOffice/6.4.7.2$Linux_X86_64 LibreOffice_project/40$Build-2</meta:generator>
    <dc:date>2022-01-30T16:30:46.790771150</dc:date>
    <meta:editing-duration>PT4H36M9S</meta:editing-duration>
    <meta:editing-cycles>16</meta:editing-cycles>
    <meta:document-statistic meta:table-count="1" meta:cell-count="822" meta:object-count="0"/>
    <meta:user-defined meta:name=""/>
  </office:meta>
</office:document-meta>
</file>